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in"/>
    </style:style>
    <style:style style:name="co5" style:family="table-column">
      <style:table-column-properties fo:break-before="auto" style:column-width="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9945in" fo:break-before="auto" style:use-optimal-row-height="true"/>
    </style:style>
    <style:style style:name="ro5" style:family="table-row">
      <style:table-row-properties style:row-height="0.489in" fo:break-before="auto" style:use-optimal-row-height="true"/>
    </style:style>
    <style:style style:name="ro6" style:family="table-row">
      <style:table-row-properties style:row-height="0.8083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611in" fo:break-before="auto" style:use-optimal-row-height="true"/>
    </style:style>
    <style:style style:name="ro9" style:family="table-row">
      <style:table-row-properties style:row-height="1.1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666666"/>
    </style:style>
    <style:style style:name="ce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c9211e" fo:font-weight="normal" style:font-weight-asian="normal" style:font-weight-complex="normal"/>
    </style:style>
    <style:style style:name="ce14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c9211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333333"/>
    </style:style>
    <style:style style:name="ce15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921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4" style:family="table-cell" style:parent-style-name="Default" style:data-style-name="N100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ackground-color="#c9211e"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4" table:default-cell-style-name="ce1"/>
        <table:table-column table:style-name="co3" table:number-columns-repeated="1012" table:default-cell-style-name="ce1"/>
        <table:table-column table:style-name="co3" table:number-columns-repeated="2" table:default-cell-style-name="ce12"/>
        <table:table-row table:style-name="ro1">
          <table:table-cell table:style-name="ce3" office:value-type="string" calcext:value-type="string">
            <text:p>Viewed</text:p>
          </table:table-cell>
          <table:table-cell table:style-name="ce3" office:value-type="string" calcext:value-type="string">
            <text:p>Mocked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M Freq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给定一个target k，求是否有连续的子数组的和为K =&gt; 用hashse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498" calcext:value-type="float">
            <text:p>49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314" calcext:value-type="float">
            <text:p>3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不能用sorting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249" calcext:value-type="float">
            <text:p>124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没有要求值一样, 只用求最长的路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就又问要是每层的average怎么改 = 637</text:p>
          </table:table-cell>
          <table:table-cell office:value-type="string" calcext:value-type="string">
            <text:p>用BFS ，后来面试官被要求用DF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(x3) 但是输入是 (current_working_directory, cd_args).</text:span></text:p>
            <text:p><text:span text:style-name="T1">for example:</text:span></text:p>
            <text:p><text:span text:style-name="T1">cwd: /usr/local</text:span></text:p>
            <text:p><text:span text:style-name="T1">cd args: ../../</text:span></text:p>
            <text:p><text:span text:style-name="T1">expected output: ‍‍‌‌‌‌‍‍‍‌‍‍‍‌‌‌‌‌‍/</text:span></text:p>
          </table:table-cell>
          <table:table-cell table:number-columns-repeated="1017"/>
        </table:table-row>
        <table:table-row table:style-name="ro5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1091" calcext:value-type="float">
            <text:p>109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一个矩阵, 有0和1, 0可以走, 1不能走, 从左上走到右下, 求路径</text:p>
          </table:table-cell>
          <table:table-cell office:value-type="string" calcext:value-type="string">
            <text:p><text:a xlink:href="https://leetcode.com/discuss/interview-question/1610669/facebookmeta-swe-intern-menlo-park-nov-2021-reject" xlink:type="simple">https://leetcode.com/discuss/interview-question/1610669/facebookmeta-swe-intern-menlo-park-nov-2021-reject</text:a> and <text:a xlink:href="https://leetcode.com/discuss/interview-question/301192/Facebook-phone-screen-Shortest-Path-with-Obstacles/283312" xlink:type="simple">https://leetcode.com/discuss/interview-question/301192/Facebook-phone-screen-Shortest-Path-with-Obstacles/283312</text:a>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011" calcext:value-type="float">
            <text:p>10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987" calcext:value-type="float">
            <text:p>98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921" calcext:value-type="float">
            <text:p>9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38" calcext:value-type="float">
            <text:p>13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不是找下一个，是找上一个</text:p>
          </table:table-cell>
          <table:table-cell office:value-type="string" calcext:value-type="string">
            <text:p>给一堆digit， 输出它们可以组成的第二大integer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762" calcext:value-type="float">
            <text:p>17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1650" calcext:value-type="float">
            <text:p>165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644" calcext:value-type="float">
            <text:p>16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570" calcext:value-type="float">
            <text:p>157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539" calcext:value-type="float">
            <text:p>15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16" calcext:value-type="float">
            <text:p>12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4" office:value-type="float" office:value="827" calcext:value-type="float">
            <text:p>8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yerwise maximum of binary tre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15" calcext:value-type="float">
            <text:p>4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78" calcext:value-type="float">
            <text:p>37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48" calcext:value-type="float">
            <text:p>34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25" calcext:value-type="float">
            <text:p>1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76" calcext:value-type="float">
            <text:p>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382" calcext:value-type="float">
            <text:p>13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206" calcext:value-type="float">
            <text:p>12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029" calcext:value-type="float">
            <text:p>10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cebook-phonevideo-find-cheese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14" office:value-type="float" office:value="977" calcext:value-type="float">
            <text:p>9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有负数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78" calcext:value-type="float">
            <text:p>8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839" calcext:value-type="float">
            <text:p>83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分木头: 让找最紧的搜索空间 (also: 1201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748" calcext:value-type="float">
            <text:p>7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713" calcext:value-type="float">
            <text:p>7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622" calcext:value-type="float">
            <text:p>6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llow up: how to detect invalid begin/end ti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80" calcext:value-type="float">
            <text:p>4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63" calcext:value-type="float">
            <text:p>4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416" calcext:value-type="float">
            <text:p>4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需要考虑小数点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14"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找最大的targe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37" calcext:value-type="float">
            <text:p>3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29" calcext:value-type="float">
            <text:p>3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25" calcext:value-type="float">
            <text:p>3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78" calcext:value-type="float">
            <text:p>2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70" calcext:value-type="float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69" calcext:value-type="float">
            <text:p>2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53" calcext:value-type="float">
            <text:p>2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35" calcext:value-type="float">
            <text:p>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plac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212" calcext:value-type="float">
            <text:p>2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number-columns-repeated="1014"/>
          <table:table-cell table:number-columns-repeated="2"/>
        </table:table-row>
        <table:table-row table:style-name="ro1">
          <table:table-cell table:number-columns-repeated="2"/>
          <table:table-cell table:style-name="ce14" office:value-type="float" office:value="136" calcext:value-type="float">
            <text:p>1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给一个integer数组，判断里面是不是所有number都是出现了偶数次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124" calcext:value-type="float">
            <text:p>1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14" calcext:value-type="float">
            <text:p>1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14"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不用考虑 e 的情况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7"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4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要求空间复杂度O(1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193" calcext:value-type="float">
            <text:p>21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891" calcext:value-type="float">
            <text:p>18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428" calcext:value-type="float">
            <text:p>142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329" calcext:value-type="float">
            <text:p>1329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2"/>
          <table:table-cell office:value-type="string" calcext:value-type="string">
            <text:p>(x2) 不用stack怎么做 / 不用extra memory做(output string不算的话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23" calcext:value-type="float">
            <text:p>112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47" calcext:value-type="float">
            <text:p>1047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036" calcext:value-type="float">
            <text:p>1036</text:p>
          </table:table-cell>
          <table:table-cell table:number-columns-repeated="2"/>
          <table:table-cell office:value-type="string" calcext:value-type="string">
            <text:p>重复移除所有连续的duplicates(可以是&gt;= 2个duplicates), 直到不能再移除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float" office:value="708" calcext:value-type="float">
            <text:p>708</text:p>
          </table:table-cell>
          <table:table-cell table:number-columns-repeated="2"/>
          <table:table-cell office:value-type="string" calcext:value-type="string">
            <text:p>给你一个整数数组arr和一个整数k，返回所有长度为二的整数次幂的子数组，且子数组所有元素之和在k到2k之间 (返回所有subarray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number-columns-repeated="1020"/>
        </table:table-row>
        <table:table-row table:style-name="ro9">
          <table:table-cell table:number-columns-repeated="2"/>
          <table:table-cell office:value-type="float" office:value="609" calcext:value-type="float">
            <text:p>609</text:p>
          </table:table-cell>
          <table:table-cell table:number-columns-repeated="2"/>
          <table:table-cell office:value-type="string" calcext:value-type="string">
            <text:p>主要考circular deque的circular是怎么实现的。write是给一个数组，执行enQueue，read是给一个int n，然后deQueue n个元素出来。整个queue有max capacity (<text:a xlink:href="https://www.1point3acres.com/bbs/thread-875476-1-1.html" xlink:type="simple">https://www.1point3acres.com/bbs/thread-875476-1-1.html</text:a>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number-columns-repeated="1020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516" calcext:value-type="float">
            <text:p>516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2"/>
          <table:table-cell office:value-type="string" calcext:value-type="string">
            <text:p>没说是consecutiv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要求stack, no stack两种写法都要会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没有除法</text:p>
          </table:table-cell>
          <table:table-cell office:value-type="string" calcext:value-type="string">
            <text:p>Lc 772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2"/>
          <table:table-cell office:value-type="string" calcext:value-type="string">
            <text:p>没有括号的版本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改成相邻元素可以一样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不需要evic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只能switch两个字母一次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只是返回coun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只有小括号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13">
          <table:table-cell table:number-columns-repeated="2"/>
          <table:table-cell table:style-name="ce14"/>
          <table:table-cell table:number-columns-repeated="1020"/>
        </table:table-row>
        <table:table-row table:style-name="ro1" table:number-rows-repeated="10484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3" table:number-columns-repeated="1024" table:default-cell-style-name="ce16"/>
        <table:table-row table:style-name="ro3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2" table:default-cell-style-name="ce23"/>
        <table:table-column table:style-name="co5" table:default-cell-style-name="ce23"/>
        <table:table-column table:style-name="co3" table:number-columns-repeated="1020" table:default-cell-style-name="ce23"/>
        <table:table-column table:style-name="co3" table:number-columns-repeated="2" table:default-cell-style-name="ce2"/>
        <table:table-row table:style-name="ro1"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Acceptance</text:p>
          </table:table-cell>
          <table:table-cell table:style-name="ce15" office:value-type="string" calcext:value-type="string">
            <text:p>Difficulty</text:p>
          </table:table-cell>
          <table:table-cell table:number-columns-repeated="1020"/>
        </table:table-row>
        <table:table-row table:style-name="ro1">
          <table:table-cell table:style-name="ce17" office:value-type="float" office:value="1249" calcext:value-type="float">
            <text:p>1249</text:p>
          </table:table-cell>
          <table:table-cell table:style-name="ce17" office:value-type="string" calcext:value-type="string">
            <text:p><text:a xlink:href="https://leetcode.com/problems/minimum-remove-to-make-valid-parentheses" xlink:type="simple">Minimum Remove to Make Valid Parentheses</text:a></text:p>
          </table:table-cell>
          <table:table-cell table:style-name="ce24" office:value-type="string" calcext:value-type="string">
            <text:p>65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4" calcext:value-type="float">
            <text:p>314</text:p>
          </table:table-cell>
          <table:table-cell table:style-name="ce17" office:value-type="string" calcext:value-type="string">
            <text:p><text:a xlink:href="https://leetcode.com/problems/binary-tree-vertical-order-traversal" xlink:type="simple">Binary Tree Vertical Order Traversal</text:a></text:p>
          </table:table-cell>
          <table:table-cell table:style-name="ce24" office:value-type="string" calcext:value-type="string">
            <text:p>5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0" calcext:value-type="float">
            <text:p>680</text:p>
          </table:table-cell>
          <table:table-cell table:style-name="ce17" office:value-type="string" calcext:value-type="string">
            <text:p><text:a xlink:href="https://leetcode.com/problems/valid-palindrome-ii" xlink:type="simple">Valid Palindrome II</text:a></text:p>
          </table:table-cell>
          <table:table-cell table:style-name="ce24" office:value-type="string" calcext:value-type="string">
            <text:p>39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762" calcext:value-type="float">
            <text:p>1762</text:p>
          </table:table-cell>
          <table:table-cell table:style-name="ce17" office:value-type="string" calcext:value-type="string">
            <text:p><text:a xlink:href="https://leetcode.com/problems/buildings-with-an-ocean-view" xlink:type="simple">Buildings With an Ocean View</text:a></text:p>
          </table:table-cell>
          <table:table-cell table:style-name="ce24" office:value-type="string" calcext:value-type="string">
            <text:p>8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70" calcext:value-type="float">
            <text:p>1570</text:p>
          </table:table-cell>
          <table:table-cell table:style-name="ce17" office:value-type="string" calcext:value-type="string">
            <text:p><text:a xlink:href="https://leetcode.com/problems/dot-product-of-two-sparse-vectors" xlink:type="simple">Dot Product of Two Sparse Vectors</text:a></text:p>
          </table:table-cell>
          <table:table-cell table:style-name="ce24" office:value-type="string" calcext:value-type="string">
            <text:p>9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50" calcext:value-type="float">
            <text:p>1650</text:p>
          </table:table-cell>
          <table:table-cell table:style-name="ce17" office:value-type="string" calcext:value-type="string">
            <text:p><text:a xlink:href="https://leetcode.com/problems/lowest-common-ancestor-of-a-binary-tree-iii" xlink:type="simple">Lowest Common Ancestor of a Binary Tree III</text:a><text:a xlink:href="https://labuladong.github.io/article/?qno=1650" xlink:type="simple">题解</text:a></text:p>
          </table:table-cell>
          <table:table-cell table:style-name="ce24" office:value-type="string" calcext:value-type="string">
            <text:p>7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8" calcext:value-type="float">
            <text:p>938</text:p>
          </table:table-cell>
          <table:table-cell table:style-name="ce17" office:value-type="string" calcext:value-type="string">
            <text:p><text:a xlink:href="https://leetcode.com/problems/range-sum-of-bst" xlink:type="simple">Range Sum of BST</text:a><text:a xlink:href="https://leetcode.com/problems/range-sum-of-bst?show=1" xlink:type="simple">思路</text:a></text:p>
          </table:table-cell>
          <table:table-cell table:style-name="ce24" office:value-type="string" calcext:value-type="string">
            <text:p>85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28" calcext:value-type="float">
            <text:p>528</text:p>
          </table:table-cell>
          <table:table-cell table:style-name="ce17" office:value-type="string" calcext:value-type="string">
            <text:p><text:a xlink:href="https://leetcode.com/problems/random-pick-with-weight" xlink:type="simple">Random Pick with Weight</text:a><text:a xlink:href="https://labuladong.github.io/article/?qno=528" xlink:type="simple">题解</text:a></text:p>
          </table:table-cell>
          <table:table-cell table:style-name="ce24" office:value-type="string" calcext:value-type="string">
            <text:p>4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8" calcext:value-type="float">
            <text:p>408</text:p>
          </table:table-cell>
          <table:table-cell table:style-name="ce17" office:value-type="string" calcext:value-type="string">
            <text:p><text:a xlink:href="https://leetcode.com/problems/valid-word-abbreviation" xlink:type="simple">Valid Word Abbreviation</text:a></text:p>
          </table:table-cell>
          <table:table-cell table:style-name="ce24" office:value-type="string" calcext:value-type="string">
            <text:p>34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39" calcext:value-type="float">
            <text:p>339</text:p>
          </table:table-cell>
          <table:table-cell table:style-name="ce17" office:value-type="string" calcext:value-type="string">
            <text:p><text:a xlink:href="https://leetcode.com/problems/nested-list-weight-sum" xlink:type="simple">Nested List Weight Sum</text:a></text:p>
          </table:table-cell>
          <table:table-cell table:style-name="ce24" office:value-type="string" calcext:value-type="string">
            <text:p>8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17" office:value-type="string" calcext:value-type="string">
            <text:p><text:a xlink:href="https://leetcode.com/problems/lowest-common-ancestor-of-a-binary-tree" xlink:type="simple">Lowest Common Ancestor of a Binary Tree</text:a><text:a xlink:href="https://labuladong.github.io/article/?qno=236" xlink:type="simple">题解</text:a></text:p>
          </table:table-cell>
          <table:table-cell table:style-name="ce24" office:value-type="string" calcext:value-type="string">
            <text:p>5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17" office:value-type="string" calcext:value-type="string">
            <text:p><text:a xlink:href="https://leetcode.com/problems/basic-calculator-ii" xlink:type="simple">Basic Calculator II</text:a><text:a xlink:href="https://labuladong.github.io/article/?qno=227" xlink:type="simple">题解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0" calcext:value-type="float">
            <text:p>560</text:p>
          </table:table-cell>
          <table:table-cell table:style-name="ce17" office:value-type="string" calcext:value-type="string">
            <text:p><text:a xlink:href="https://leetcode.com/problems/subarray-sum-equals-k" xlink:type="simple">Subarray Sum Equals K</text:a><text:a xlink:href="https://labuladong.github.io/article/?qno=560" xlink:type="simple">题解</text:a></text:p>
          </table:table-cell>
          <table:table-cell table:style-name="ce24" office:value-type="string" calcext:value-type="string">
            <text:p>44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<text:a xlink:href="https://leetcode.com/problems/simplify-path" xlink:type="simple">Simplify Path</text:a></text:p>
          </table:table-cell>
          <table:table-cell table:style-name="ce24" office:value-type="string" calcext:value-type="string">
            <text:p>38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<text:a xlink:href="https://leetcode.com/problems/powx-n" xlink:type="simple">Pow(x, n)</text:a></text:p>
          </table:table-cell>
          <table:table-cell table:style-name="ce24" office:value-type="string" calcext:value-type="string">
            <text:p>3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21" calcext:value-type="float">
            <text:p>921</text:p>
          </table:table-cell>
          <table:table-cell table:style-name="ce17" office:value-type="string" calcext:value-type="string">
            <text:p><text:a xlink:href="https://leetcode.com/problems/minimum-add-to-make-parentheses-valid" xlink:type="simple">Minimum Add to Make Parentheses Valid</text:a><text:a xlink:href="https://labuladong.github.io/article/?qno=921" xlink:type="simple">题解</text:a></text:p>
          </table:table-cell>
          <table:table-cell table:style-name="ce24" office:value-type="string" calcext:value-type="string">
            <text:p>7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7" calcext:value-type="float">
            <text:p>987</text:p>
          </table:table-cell>
          <table:table-cell table:style-name="ce17" office:value-type="string" calcext:value-type="string">
            <text:p><text:a xlink:href="https://leetcode.com/problems/vertical-order-traversal-of-a-binary-tree" xlink:type="simple">Vertical Order Traversal of a Binary Tree</text:a><text:a xlink:href="https://leetcode.com/problems/vertical-order-traversal-of-a-binary-tree?show=1" xlink:type="simple">思路</text:a></text:p>
          </table:table-cell>
          <table:table-cell table:style-name="ce24" office:value-type="string" calcext:value-type="string">
            <text:p>41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73" calcext:value-type="float">
            <text:p>973</text:p>
          </table:table-cell>
          <table:table-cell table:style-name="ce17" office:value-type="string" calcext:value-type="string">
            <text:p><text:a xlink:href="https://leetcode.com/problems/k-closest-points-to-origin" xlink:type="simple">K Closest Points to Origin</text:a></text:p>
          </table:table-cell>
          <table:table-cell table:style-name="ce24" office:value-type="string" calcext:value-type="string">
            <text:p>6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26" calcext:value-type="float">
            <text:p>426</text:p>
          </table:table-cell>
          <table:table-cell table:style-name="ce17" office:value-type="string" calcext:value-type="string">
            <text:p><text:a xlink:href="https://leetcode.com/problems/convert-binary-search-tree-to-sorted-doubly-linked-list" xlink:type="simple">Convert Binary Search Tree to Sorted Doubly Linked List</text:a><text:a xlink:href="https://leetcode.com/problems/convert-binary-search-tree-to-sorted-doubly-linked-list?show=1" xlink:type="simple">思路</text:a></text:p>
          </table:table-cell>
          <table:table-cell table:style-name="ce24" office:value-type="string" calcext:value-type="string">
            <text:p>6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17" office:value-type="string" calcext:value-type="string">
            <text:p><text:a xlink:href="https://leetcode.com/problems/binary-tree-right-side-view" xlink:type="simple">Binary Tree Right Side View</text:a><text:a xlink:href="https://leetcode.com/problems/binary-tree-right-side-view?show=1" xlink:type="simple">思路</text:a></text:p>
          </table:table-cell>
          <table:table-cell table:style-name="ce24" office:value-type="string" calcext:value-type="string">
            <text:p>5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17" office:value-type="string" calcext:value-type="string">
            <text:p><text:a xlink:href="https://leetcode.com/problems/kth-largest-element-in-an-array" xlink:type="simple">Kth Largest Element in an Array</text:a><text:a xlink:href="https://labuladong.github.io/article/?qno=215" xlink:type="simple">题解</text:a></text:p>
          </table:table-cell>
          <table:table-cell table:style-name="ce24" office:value-type="string" calcext:value-type="string">
            <text:p>6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91" calcext:value-type="float">
            <text:p>791</text:p>
          </table:table-cell>
          <table:table-cell table:style-name="ce17" office:value-type="string" calcext:value-type="string">
            <text:p><text:a xlink:href="https://leetcode.com/problems/custom-sort-string" xlink:type="simple">Custom Sort String</text:a></text:p>
          </table:table-cell>
          <table:table-cell table:style-name="ce24" office:value-type="string" calcext:value-type="string">
            <text:p>69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91" calcext:value-type="float">
            <text:p>1091</text:p>
          </table:table-cell>
          <table:table-cell table:style-name="ce17" office:value-type="string" calcext:value-type="string">
            <text:p><text:a xlink:href="https://leetcode.com/problems/shortest-path-in-binary-matrix" xlink:type="simple">Shortest Path in Binary Matrix</text:a></text:p>
          </table:table-cell>
          <table:table-cell table:style-name="ce24" office:value-type="string" calcext:value-type="string">
            <text:p>42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<text:a xlink:href="https://leetcode.com/problems/next-permutation" xlink:type="simple">Next Permutation</text:a></text:p>
          </table:table-cell>
          <table:table-cell table:style-name="ce24" office:value-type="string" calcext:value-type="string">
            <text:p>3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3" calcext:value-type="float">
            <text:p>543</text:p>
          </table:table-cell>
          <table:table-cell table:style-name="ce17" office:value-type="string" calcext:value-type="string">
            <text:p><text:a xlink:href="https://leetcode.com/problems/diameter-of-binary-tree" xlink:type="simple">Diameter of Binary Tree</text:a><text:a xlink:href="https://labuladong.github.io/article/?qno=543" xlink:type="simple">题解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<text:a xlink:href="https://leetcode.com/problems/valid-number" xlink:type="simple">Valid Number</text:a></text:p>
          </table:table-cell>
          <table:table-cell table:style-name="ce24" office:value-type="string" calcext:value-type="string">
            <text:p>18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17" office:value-type="string" calcext:value-type="string">
            <text:p><text:a xlink:href="https://leetcode.com/problems/copy-list-with-random-pointer" xlink:type="simple">Copy List with Random Pointer</text:a></text:p>
          </table:table-cell>
          <table:table-cell table:style-name="ce24" office:value-type="string" calcext:value-type="string">
            <text:p>4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27" calcext:value-type="float">
            <text:p>827</text:p>
          </table:table-cell>
          <table:table-cell table:style-name="ce17" office:value-type="string" calcext:value-type="string">
            <text:p><text:a xlink:href="https://leetcode.com/problems/making-a-large-island" xlink:type="simple">Making A Large Island</text:a></text:p>
          </table:table-cell>
          <table:table-cell table:style-name="ce24" office:value-type="string" calcext:value-type="string">
            <text:p>44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523" calcext:value-type="float">
            <text:p>523</text:p>
          </table:table-cell>
          <table:table-cell table:style-name="ce17" office:value-type="string" calcext:value-type="string">
            <text:p><text:a xlink:href="https://leetcode.com/problems/continuous-subarray-sum" xlink:type="simple">Continuous Subarray Sum</text:a></text:p>
          </table:table-cell>
          <table:table-cell table:style-name="ce24" office:value-type="string" calcext:value-type="string">
            <text:p>2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17" office:value-type="string" calcext:value-type="string">
            <text:p><text:a xlink:href="https://leetcode.com/problems/group-shifted-strings" xlink:type="simple">Group Shifted Strings</text:a></text:p>
          </table:table-cell>
          <table:table-cell table:style-name="ce24" office:value-type="string" calcext:value-type="string">
            <text:p>63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8" calcext:value-type="float">
            <text:p>498</text:p>
          </table:table-cell>
          <table:table-cell table:style-name="ce17" office:value-type="string" calcext:value-type="string">
            <text:p><text:a xlink:href="https://leetcode.com/problems/diagonal-traverse" xlink:type="simple">Diagonal Traverse</text:a></text:p>
          </table:table-cell>
          <table:table-cell table:style-name="ce24" office:value-type="string" calcext:value-type="string">
            <text:p>5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<text:a xlink:href="https://leetcode.com/problems/merge-intervals" xlink:type="simple">Merge Intervals</text:a><text:a xlink:href="https://labuladong.github.io/article/?qno=56" xlink:type="simple">题解</text:a></text:p>
          </table:table-cell>
          <table:table-cell table:style-name="ce24" office:value-type="string" calcext:value-type="string">
            <text:p>44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17" office:value-type="string" calcext:value-type="string">
            <text:p><text:a xlink:href="https://leetcode.com/problems/find-peak-element" xlink:type="simple">Find Peak Element</text:a></text:p>
          </table:table-cell>
          <table:table-cell table:style-name="ce24" office:value-type="string" calcext:value-type="string">
            <text:p>45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0" calcext:value-type="float">
            <text:p>670</text:p>
          </table:table-cell>
          <table:table-cell table:style-name="ce17" office:value-type="string" calcext:value-type="string">
            <text:p><text:a xlink:href="https://leetcode.com/problems/maximum-swap" xlink:type="simple">Maximum Swap</text:a></text:p>
          </table:table-cell>
          <table:table-cell table:style-name="ce24" office:value-type="string" calcext:value-type="string">
            <text:p>4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6" calcext:value-type="float">
            <text:p>636</text:p>
          </table:table-cell>
          <table:table-cell table:style-name="ce17" office:value-type="string" calcext:value-type="string">
            <text:p><text:a xlink:href="https://leetcode.com/problems/exclusive-time-of-functions" xlink:type="simple">Exclusive Time of Functions</text:a></text:p>
          </table:table-cell>
          <table:table-cell table:style-name="ce24" office:value-type="string" calcext:value-type="string">
            <text:p>6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01" calcext:value-type="float">
            <text:p>301</text:p>
          </table:table-cell>
          <table:table-cell table:style-name="ce17" office:value-type="string" calcext:value-type="string">
            <text:p><text:a xlink:href="https://leetcode.com/problems/remove-invalid-parentheses" xlink:type="simple">Remove Invalid Parentheses</text:a></text:p>
          </table:table-cell>
          <table:table-cell table:style-name="ce24" office:value-type="string" calcext:value-type="string">
            <text:p>46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21" calcext:value-type="float">
            <text:p>721</text:p>
          </table:table-cell>
          <table:table-cell table:style-name="ce17" office:value-type="string" calcext:value-type="string">
            <text:p><text:a xlink:href="https://leetcode.com/problems/accounts-merge" xlink:type="simple">Accounts Merge</text:a></text:p>
          </table:table-cell>
          <table:table-cell table:style-name="ce24" office:value-type="string" calcext:value-type="string">
            <text:p>55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7" calcext:value-type="float">
            <text:p>317</text:p>
          </table:table-cell>
          <table:table-cell table:style-name="ce17" office:value-type="string" calcext:value-type="string">
            <text:p><text:a xlink:href="https://leetcode.com/problems/shortest-distance-from-all-buildings" xlink:type="simple">Shortest Distance from All Buildings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08" calcext:value-type="float">
            <text:p>708</text:p>
          </table:table-cell>
          <table:table-cell table:style-name="ce17" office:value-type="string" calcext:value-type="string">
            <text:p><text:a xlink:href="https://leetcode.com/problems/insert-into-a-sorted-circular-linked-list" xlink:type="simple">Insert into a Sorted Circular Linked List</text:a></text:p>
          </table:table-cell>
          <table:table-cell table:style-name="ce24" office:value-type="string" calcext:value-type="string">
            <text:p>3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91" calcext:value-type="float">
            <text:p>1891</text:p>
          </table:table-cell>
          <table:table-cell table:style-name="ce17" office:value-type="string" calcext:value-type="string">
            <text:p><text:a xlink:href="https://leetcode.com/problems/cutting-ribbons" xlink:type="simple">Cutting Ribbons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<text:a xlink:href="https://leetcode.com/problems/merge-sorted-array" xlink:type="simple">Merge Sorted Array</text:a></text:p>
          </table:table-cell>
          <table:table-cell table:style-name="ce24" office:value-type="string" calcext:value-type="string">
            <text:p>43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<text:a xlink:href="https://leetcode.com/problems/valid-palindrome" xlink:type="simple">Valid Palindrome</text:a></text:p>
          </table:table-cell>
          <table:table-cell table:style-name="ce24" office:value-type="string" calcext:value-type="string">
            <text:p>4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6" calcext:value-type="float">
            <text:p>346</text:p>
          </table:table-cell>
          <table:table-cell table:style-name="ce17" office:value-type="string" calcext:value-type="string">
            <text:p><text:a xlink:href="https://leetcode.com/problems/moving-average-from-data-stream" xlink:type="simple">Moving Average from Data Stream</text:a></text:p>
          </table:table-cell>
          <table:table-cell table:style-name="ce24" office:value-type="string" calcext:value-type="string">
            <text:p>76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17" office:value-type="string" calcext:value-type="string">
            <text:p><text:a xlink:href="https://leetcode.com/problems/binary-search-tree-iterator" xlink:type="simple">Binary Search Tree Iterator</text:a><text:a xlink:href="https://leetcode.com/problems/binary-search-tree-iterator?show=1" xlink:type="simple">思路</text:a></text:p>
          </table:table-cell>
          <table:table-cell table:style-name="ce24" office:value-type="string" calcext:value-type="string">
            <text:p>65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17" office:value-type="string" calcext:value-type="string">
            <text:p><text:a xlink:href="https://leetcode.com/problems/lru-cache" xlink:type="simple">LRU Cache</text:a><text:a xlink:href="https://labuladong.github.io/article/?qno=146" xlink:type="simple">题解</text:a></text:p>
          </table:table-cell>
          <table:table-cell table:style-name="ce24" office:value-type="string" calcext:value-type="string">
            <text:p>39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6" calcext:value-type="float">
            <text:p>766</text:p>
          </table:table-cell>
          <table:table-cell table:style-name="ce17" office:value-type="string" calcext:value-type="string">
            <text:p><text:a xlink:href="https://leetcode.com/problems/toeplitz-matrix" xlink:type="simple">Toeplitz Matrix</text:a></text:p>
          </table:table-cell>
          <table:table-cell table:style-name="ce24" office:value-type="string" calcext:value-type="string">
            <text:p>67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7" calcext:value-type="float">
            <text:p>1047</text:p>
          </table:table-cell>
          <table:table-cell table:style-name="ce17" office:value-type="string" calcext:value-type="string">
            <text:p><text:a xlink:href="https://leetcode.com/problems/remove-all-adjacent-duplicates-in-string" xlink:type="simple">Remove All Adjacent Duplicates In String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60" calcext:value-type="float">
            <text:p>2060</text:p>
          </table:table-cell>
          <table:table-cell table:style-name="ce17" office:value-type="string" calcext:value-type="string">
            <text:p><text:a xlink:href="https://leetcode.com/problems/check-if-an-original-string-exists-given-two-encoded-strings" xlink:type="simple">Check if an Original String Exists Given Two Encoded Strings</text:a></text:p>
          </table:table-cell>
          <table:table-cell table:style-name="ce24" office:value-type="string" calcext:value-type="string">
            <text:p>39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22" office:value-type="float" office:value="415" calcext:value-type="float">
            <text:p>415</text:p>
          </table:table-cell>
          <table:table-cell table:style-name="ce22" office:value-type="string" calcext:value-type="string">
            <text:p><text:a xlink:href="https://leetcode.com/problems/add-strings" xlink:type="simple">Add Strings</text:a></text:p>
          </table:table-cell>
          <table:table-cell table:style-name="ce25" office:value-type="string" calcext:value-type="string">
            <text:p>52.1%</text:p>
          </table:table-cell>
          <table:table-cell table:style-name="ce22" office:value-type="string" calcext:value-type="string">
            <text:p>Easy</text:p>
          </table:table-cell>
          <table:table-cell table:style-name="ce26" table:number-columns-repeated="1018"/>
          <table:table-cell table:style-name="ce28" table:number-columns-repeated="2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<text:a xlink:href="https://leetcode.com/problems/merge-k-sorted-lists" xlink:type="simple">Merge k Sorted Lists</text:a><text:a xlink:href="https://labuladong.github.io/article/?qno=23" xlink:type="simple">题解</text:a></text:p>
          </table:table-cell>
          <table:table-cell table:style-name="ce24" office:value-type="string" calcext:value-type="string">
            <text:p>4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82" calcext:value-type="float">
            <text:p>282</text:p>
          </table:table-cell>
          <table:table-cell table:style-name="ce17" office:value-type="string" calcext:value-type="string">
            <text:p><text:a xlink:href="https://leetcode.com/problems/expression-add-operators" xlink:type="simple">Expression Add Operators</text:a></text:p>
          </table:table-cell>
          <table:table-cell table:style-name="ce24" office:value-type="string" calcext:value-type="string">
            <text:p>39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17" office:value-type="string" calcext:value-type="string">
            <text:p><text:a xlink:href="https://leetcode.com/problems/strobogrammatic-number" xlink:type="simple">Strobogrammatic Number</text:a></text:p>
          </table:table-cell>
          <table:table-cell table:style-name="ce24" office:value-type="string" calcext:value-type="string">
            <text:p>47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15" calcext:value-type="float">
            <text:p>515</text:p>
          </table:table-cell>
          <table:table-cell table:style-name="ce17" office:value-type="string" calcext:value-type="string">
            <text:p><text:a xlink:href="https://leetcode.com/problems/find-largest-value-in-each-tree-row" xlink:type="simple">Find Largest Value in Each Tree Row</text:a><text:a xlink:href="https://leetcode.com/problems/find-largest-value-in-each-tree-row?show=1" xlink:type="simple">思路</text:a></text:p>
          </table:table-cell>
          <table:table-cell table:style-name="ce24" office:value-type="string" calcext:value-type="string">
            <text:p>6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11" calcext:value-type="float">
            <text:p>1011</text:p>
          </table:table-cell>
          <table:table-cell table:style-name="ce17" office:value-type="string" calcext:value-type="string">
            <text:p><text:a xlink:href="https://leetcode.com/problems/capacity-to-ship-packages-within-d-days" xlink:type="simple">Capacity To Ship Packages Within D Days</text:a><text:a xlink:href="https://labuladong.github.io/article/?qno=1011" xlink:type="simple">题解</text:a></text:p>
          </table:table-cell>
          <table:table-cell table:style-name="ce24" office:value-type="string" calcext:value-type="string">
            <text:p>6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6" calcext:value-type="float">
            <text:p>986</text:p>
          </table:table-cell>
          <table:table-cell table:style-name="ce17" office:value-type="string" calcext:value-type="string">
            <text:p><text:a xlink:href="https://leetcode.com/problems/interval-list-intersections" xlink:type="simple">Interval List Intersections</text:a><text:a xlink:href="https://labuladong.github.io/article/?qno=986" xlink:type="simple">题解</text:a></text:p>
          </table:table-cell>
          <table:table-cell table:style-name="ce24" office:value-type="string" calcext:value-type="string">
            <text:p>7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68" calcext:value-type="float">
            <text:p>1868</text:p>
          </table:table-cell>
          <table:table-cell table:style-name="ce17" office:value-type="string" calcext:value-type="string">
            <text:p><text:a xlink:href="https://leetcode.com/problems/product-of-two-run-length-encoded-arrays" xlink:type="simple">Product of Two Run-Length Encoded Arrays</text:a></text:p>
          </table:table-cell>
          <table:table-cell table:style-name="ce24" office:value-type="string" calcext:value-type="string">
            <text:p>5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17" office:value-type="string" calcext:value-type="string">
            <text:p><text:a xlink:href="https://leetcode.com/problems/sum-root-to-leaf-numbers" xlink:type="simple">Sum Root to Leaf Numbers</text:a><text:a xlink:href="https://leetcode.com/problems/sum-root-to-leaf-numbers?show=1" xlink:type="simple">思路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17" office:value-type="string" calcext:value-type="string">
            <text:p><text:a xlink:href="https://leetcode.com/problems/word-break-ii" xlink:type="simple">Word Break II</text:a><text:a xlink:href="https://leetcode.com/problems/word-break-ii?show=1" xlink:type="simple">思路</text:a></text:p>
          </table:table-cell>
          <table:table-cell table:style-name="ce24" office:value-type="string" calcext:value-type="string">
            <text:p>41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17" office:value-type="string" calcext:value-type="string">
            <text:p><text:a xlink:href="https://leetcode.com/problems/clone-graph" xlink:type="simple">Clone Graph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3" calcext:value-type="float">
            <text:p>273</text:p>
          </table:table-cell>
          <table:table-cell table:style-name="ce17" office:value-type="string" calcext:value-type="string">
            <text:p><text:a xlink:href="https://leetcode.com/problems/integer-to-english-words" xlink:type="simple">Integer to English Words</text:a></text:p>
          </table:table-cell>
          <table:table-cell table:style-name="ce24" office:value-type="string" calcext:value-type="string">
            <text:p>29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78" calcext:value-type="float">
            <text:p>778</text:p>
          </table:table-cell>
          <table:table-cell table:style-name="ce17" office:value-type="string" calcext:value-type="string">
            <text:p><text:a xlink:href="https://leetcode.com/problems/swim-in-rising-water" xlink:type="simple">Swim in Rising Water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16" calcext:value-type="float">
            <text:p>616</text:p>
          </table:table-cell>
          <table:table-cell table:style-name="ce17" office:value-type="string" calcext:value-type="string">
            <text:p><text:a xlink:href="https://leetcode.com/problems/add-bold-tag-in-string" xlink:type="simple">Add Bold Tag in String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04" calcext:value-type="float">
            <text:p>1004</text:p>
          </table:table-cell>
          <table:table-cell table:style-name="ce17" office:value-type="string" calcext:value-type="string">
            <text:p><text:a xlink:href="https://leetcode.com/problems/max-consecutive-ones-iii" xlink:type="simple">Max Consecutive Ones III</text:a></text:p>
          </table:table-cell>
          <table:table-cell table:style-name="ce24" office:value-type="string" calcext:value-type="string">
            <text:p>62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0" calcext:value-type="float">
            <text:p>270</text:p>
          </table:table-cell>
          <table:table-cell table:style-name="ce17" office:value-type="string" calcext:value-type="string">
            <text:p><text:a xlink:href="https://leetcode.com/problems/closest-binary-search-tree-value" xlink:type="simple">Closest Binary Search Tree Value</text:a><text:a xlink:href="https://leetcode.com/problems/closest-binary-search-tree-value?show=1" xlink:type="simple">思路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63" calcext:value-type="float">
            <text:p>863</text:p>
          </table:table-cell>
          <table:table-cell table:style-name="ce17" office:value-type="string" calcext:value-type="string">
            <text:p><text:a xlink:href="https://leetcode.com/problems/all-nodes-distance-k-in-binary-tree" xlink:type="simple">All Nodes Distance K in Binary Tree</text:a><text:a xlink:href="https://leetcode.com/problems/all-nodes-distance-k-in-binary-tree?show=1" xlink:type="simple">思路</text:a></text:p>
          </table:table-cell>
          <table:table-cell table:style-name="ce24" office:value-type="string" calcext:value-type="string">
            <text:p>6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8" calcext:value-type="float">
            <text:p>398</text:p>
          </table:table-cell>
          <table:table-cell table:style-name="ce17" office:value-type="string" calcext:value-type="string">
            <text:p><text:a xlink:href="https://leetcode.com/problems/random-pick-index" xlink:type="simple">Random Pick Index</text:a><text:a xlink:href="https://labuladong.github.io/article/?qno=398" xlink:type="simple">题解</text:a></text:p>
          </table:table-cell>
          <table:table-cell table:style-name="ce24" office:value-type="string" calcext:value-type="string">
            <text:p>6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36" calcext:value-type="float">
            <text:p>536</text:p>
          </table:table-cell>
          <table:table-cell table:style-name="ce17" office:value-type="string" calcext:value-type="string">
            <text:p><text:a xlink:href="https://leetcode.com/problems/construct-binary-tree-from-string" xlink:type="simple">Construct Binary Tree from String</text:a><text:a xlink:href="https://leetcode.com/problems/construct-binary-tree-from-string?show=1" xlink:type="simple">思路</text:a></text:p>
          </table:table-cell>
          <table:table-cell table:style-name="ce24" office:value-type="string" calcext:value-type="string">
            <text:p>55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8" calcext:value-type="float">
            <text:p>348</text:p>
          </table:table-cell>
          <table:table-cell table:style-name="ce17" office:value-type="string" calcext:value-type="string">
            <text:p><text:a xlink:href="https://leetcode.com/problems/design-tic-tac-toe" xlink:type="simple">Design Tic-Tac-Toe</text:a></text:p>
          </table:table-cell>
          <table:table-cell table:style-name="ce24" office:value-type="string" calcext:value-type="string">
            <text:p>5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17" office:value-type="string" calcext:value-type="string">
            <text:p><text:a xlink:href="https://leetcode.com/problems/word-break" xlink:type="simple">Word Break</text:a><text:a xlink:href="https://leetcode.com/problems/word-break?show=1" xlink:type="simple">思路</text:a></text:p>
          </table:table-cell>
          <table:table-cell table:style-name="ce24" office:value-type="string" calcext:value-type="string">
            <text:p>4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60" calcext:value-type="float">
            <text:p>1060</text:p>
          </table:table-cell>
          <table:table-cell table:style-name="ce17" office:value-type="string" calcext:value-type="string">
            <text:p><text:a xlink:href="https://leetcode.com/problems/missing-element-in-sorted-array" xlink:type="simple">Missing Element in Sorted Array</text:a></text:p>
          </table:table-cell>
          <table:table-cell table:style-name="ce24" office:value-type="string" calcext:value-type="string">
            <text:p>55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39" calcext:value-type="float">
            <text:p>1539</text:p>
          </table:table-cell>
          <table:table-cell table:style-name="ce17" office:value-type="string" calcext:value-type="string">
            <text:p><text:a xlink:href="https://leetcode.com/problems/kth-missing-positive-number" xlink:type="simple">Kth Missing Positive Number</text:a></text:p>
          </table:table-cell>
          <table:table-cell table:style-name="ce24" office:value-type="string" calcext:value-type="string">
            <text:p>55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<text:a xlink:href="https://leetcode.com/problems/trapping-rain-water" xlink:type="simple">Trapping Rain Water</text:a><text:a xlink:href="https://labuladong.github.io/article/?qno=42" xlink:type="simple">题解</text:a></text:p>
          </table:table-cell>
          <table:table-cell table:style-name="ce24" office:value-type="string" calcext:value-type="string">
            <text:p>56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47" calcext:value-type="float">
            <text:p>647</text:p>
          </table:table-cell>
          <table:table-cell table:style-name="ce17" office:value-type="string" calcext:value-type="string">
            <text:p><text:a xlink:href="https://leetcode.com/problems/palindromic-substrings" xlink:type="simple">Palindromic Substrings</text:a></text:p>
          </table:table-cell>
          <table:table-cell table:style-name="ce24" office:value-type="string" calcext:value-type="string">
            <text:p>6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17" office:value-type="string" calcext:value-type="string">
            <text:p><text:a xlink:href="https://leetcode.com/problems/meeting-rooms-ii" xlink:type="simple">Meeting Rooms II</text:a><text:a xlink:href="https://labuladong.github.io/article/?qno=253" xlink:type="simple">题解</text:a></text:p>
          </table:table-cell>
          <table:table-cell table:style-name="ce24" office:value-type="string" calcext:value-type="string">
            <text:p>4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56" calcext:value-type="float">
            <text:p>2056</text:p>
          </table:table-cell>
          <table:table-cell table:style-name="ce17" office:value-type="string" calcext:value-type="string">
            <text:p><text:a xlink:href="https://leetcode.com/problems/number-of-valid-move-combinations-on-chessboard" xlink:type="simple">Number of Valid Move Combinations On Chessboard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86" calcext:value-type="float">
            <text:p>286</text:p>
          </table:table-cell>
          <table:table-cell table:style-name="ce17" office:value-type="string" calcext:value-type="string">
            <text:p><text:a xlink:href="https://leetcode.com/problems/walls-and-gates" xlink:type="simple">Walls and Gates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6" calcext:value-type="float">
            <text:p>266</text:p>
          </table:table-cell>
          <table:table-cell table:style-name="ce17" office:value-type="string" calcext:value-type="string">
            <text:p><text:a xlink:href="https://leetcode.com/problems/palindrome-permutation" xlink:type="simple">Palindrome Permutation</text:a></text:p>
          </table:table-cell>
          <table:table-cell table:style-name="ce24" office:value-type="string" calcext:value-type="string">
            <text:p>6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16" calcext:value-type="float">
            <text:p>1216</text:p>
          </table:table-cell>
          <table:table-cell table:style-name="ce17" office:value-type="string" calcext:value-type="string">
            <text:p><text:a xlink:href="https://leetcode.com/problems/valid-palindrome-iii" xlink:type="simple">Valid Palindrome III</text:a></text:p>
          </table:table-cell>
          <table:table-cell table:style-name="ce24" office:value-type="string" calcext:value-type="string">
            <text:p>5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69" calcext:value-type="float">
            <text:p>269</text:p>
          </table:table-cell>
          <table:table-cell table:style-name="ce17" office:value-type="string" calcext:value-type="string">
            <text:p><text:a xlink:href="https://leetcode.com/problems/alien-dictionary" xlink:type="simple">Alien Dictionary</text:a></text:p>
          </table:table-cell>
          <table:table-cell table:style-name="ce24" office:value-type="string" calcext:value-type="string">
            <text:p>34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58" calcext:value-type="float">
            <text:p>658</text:p>
          </table:table-cell>
          <table:table-cell table:style-name="ce17" office:value-type="string" calcext:value-type="string">
            <text:p><text:a xlink:href="https://leetcode.com/problems/find-k-closest-elements" xlink:type="simple">Find K Closest Elements</text:a></text:p>
          </table:table-cell>
          <table:table-cell table:style-name="ce24" office:value-type="string" calcext:value-type="string">
            <text:p>4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25" calcext:value-type="float">
            <text:p>825</text:p>
          </table:table-cell>
          <table:table-cell table:style-name="ce17" office:value-type="string" calcext:value-type="string">
            <text:p><text:a xlink:href="https://leetcode.com/problems/friends-of-appropriate-ages" xlink:type="simple">Friends Of Appropriate Ages</text:a></text:p>
          </table:table-cell>
          <table:table-cell table:style-name="ce24" office:value-type="string" calcext:value-type="string">
            <text:p>45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0" calcext:value-type="float">
            <text:p>380</text:p>
          </table:table-cell>
          <table:table-cell table:style-name="ce17" office:value-type="string" calcext:value-type="string">
            <text:p><text:a xlink:href="https://leetcode.com/problems/insert-delete-getrandom-o1" xlink:type="simple">Insert Delete GetRandom O(1)</text:a><text:a xlink:href="https://labuladong.github.io/article/?qno=380" xlink:type="simple">题解</text:a></text:p>
          </table:table-cell>
          <table:table-cell table:style-name="ce24" office:value-type="string" calcext:value-type="string">
            <text:p>51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<text:a xlink:href="https://leetcode.com/problems/string-to-integer-atoi" xlink:type="simple">String to Integer (atoi)</text:a></text:p>
          </table:table-cell>
          <table:table-cell table:style-name="ce24" office:value-type="string" calcext:value-type="string">
            <text:p>1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58" calcext:value-type="float">
            <text:p>958</text:p>
          </table:table-cell>
          <table:table-cell table:style-name="ce17" office:value-type="string" calcext:value-type="string">
            <text:p><text:a xlink:href="https://leetcode.com/problems/check-completeness-of-a-binary-tree" xlink:type="simple">Check Completeness of a Binary Tree</text:a><text:a xlink:href="https://leetcode.com/problems/check-completeness-of-a-binary-tree?show=1" xlink:type="simple">思路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1" calcext:value-type="float">
            <text:p>311</text:p>
          </table:table-cell>
          <table:table-cell table:style-name="ce17" office:value-type="string" calcext:value-type="string">
            <text:p><text:a xlink:href="https://leetcode.com/problems/sparse-matrix-multiplication" xlink:type="simple">Sparse Matrix Multiplication</text:a></text:p>
          </table:table-cell>
          <table:table-cell table:style-name="ce24" office:value-type="string" calcext:value-type="string">
            <text:p>66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53" calcext:value-type="float">
            <text:p>953</text:p>
          </table:table-cell>
          <table:table-cell table:style-name="ce17" office:value-type="string" calcext:value-type="string">
            <text:p><text:a xlink:href="https://leetcode.com/problems/verifying-an-alien-dictionary" xlink:type="simple">Verifying an Alien Dictionary</text:a></text:p>
          </table:table-cell>
          <table:table-cell table:style-name="ce24" office:value-type="string" calcext:value-type="string">
            <text:p>5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82" calcext:value-type="float">
            <text:p>1382</text:p>
          </table:table-cell>
          <table:table-cell table:style-name="ce17" office:value-type="string" calcext:value-type="string">
            <text:p><text:a xlink:href="https://leetcode.com/problems/balance-a-binary-search-tree" xlink:type="simple">Balance a Binary Search Tree</text:a><text:a xlink:href="https://leetcode.com/problems/balance-a-binary-search-tree?show=1" xlink:type="simple">思路</text:a></text:p>
          </table:table-cell>
          <table:table-cell table:style-name="ce24" office:value-type="string" calcext:value-type="string">
            <text:p>80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44" calcext:value-type="float">
            <text:p>1344</text:p>
          </table:table-cell>
          <table:table-cell table:style-name="ce17" office:value-type="string" calcext:value-type="string">
            <text:p><text:a xlink:href="https://leetcode.com/problems/angle-between-hands-of-a-clock" xlink:type="simple">Angle Between Hands of a Clock</text:a></text:p>
          </table:table-cell>
          <table:table-cell table:style-name="ce24" office:value-type="string" calcext:value-type="string">
            <text:p>6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28" calcext:value-type="float">
            <text:p>1428</text:p>
          </table:table-cell>
          <table:table-cell table:style-name="ce17" office:value-type="string" calcext:value-type="string">
            <text:p><text:a xlink:href="https://leetcode.com/problems/leftmost-column-with-at-least-a-one" xlink:type="simple">Leftmost Column with at Least a One</text:a></text:p>
          </table:table-cell>
          <table:table-cell table:style-name="ce24" office:value-type="string" calcext:value-type="string">
            <text:p>52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<text:a xlink:href="https://leetcode.com/problems/subsets" xlink:type="simple">Subsets</text:a><text:a xlink:href="https://labuladong.github.io/article/?qno=78" xlink:type="simple">题解</text:a></text:p>
          </table:table-cell>
          <table:table-cell table:style-name="ce24" office:value-type="string" calcext:value-type="string">
            <text:p>7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56" calcext:value-type="float">
            <text:p>556</text:p>
          </table:table-cell>
          <table:table-cell table:style-name="ce17" office:value-type="string" calcext:value-type="string">
            <text:p><text:a xlink:href="https://leetcode.com/problems/next-greater-element-iii" xlink:type="simple">Next Greater Element III</text:a></text:p>
          </table:table-cell>
          <table:table-cell table:style-name="ce24" office:value-type="string" calcext:value-type="string">
            <text:p>3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<text:a xlink:href="https://leetcode.com/problems/3sum-closest" xlink:type="simple">3Sum Closest</text:a><text:a xlink:href="https://leetcode.com/problems/3sum-closest?show=1" xlink:type="simple">思路</text:a></text:p>
          </table:table-cell>
          <table:table-cell table:style-name="ce24" office:value-type="string" calcext:value-type="string">
            <text:p>47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5" calcext:value-type="float">
            <text:p>325</text:p>
          </table:table-cell>
          <table:table-cell table:style-name="ce17" office:value-type="string" calcext:value-type="string">
            <text:p><text:a xlink:href="https://leetcode.com/problems/maximum-size-subarray-sum-equals-k" xlink:type="simple">Maximum Size Subarray Sum Equals k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22" calcext:value-type="float">
            <text:p>1522</text:p>
          </table:table-cell>
          <table:table-cell table:style-name="ce17" office:value-type="string" calcext:value-type="string">
            <text:p><text:a xlink:href="https://leetcode.com/problems/diameter-of-n-ary-tree" xlink:type="simple">Diameter of N-Ary Tree</text:a></text:p>
          </table:table-cell>
          <table:table-cell table:style-name="ce24" office:value-type="string" calcext:value-type="string">
            <text:p>7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44" calcext:value-type="float">
            <text:p>1644</text:p>
          </table:table-cell>
          <table:table-cell table:style-name="ce17" office:value-type="string" calcext:value-type="string">
            <text:p><text:a xlink:href="https://leetcode.com/problems/lowest-common-ancestor-of-a-binary-tree-ii" xlink:type="simple">Lowest Common Ancestor of a Binary Tree II</text:a><text:a xlink:href="https://labuladong.github.io/article/?qno=1644" xlink:type="simple">题解</text:a></text:p>
          </table:table-cell>
          <table:table-cell table:style-name="ce24" office:value-type="string" calcext:value-type="string">
            <text:p>58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<text:a xlink:href="https://leetcode.com/problems/find-first-and-last-position-of-element-in-sorted-array" xlink:type="simple">Find First and Last Position of Element in Sorted Array</text:a><text:a xlink:href="https://labuladong.github.io/article/?qno=34" xlink:type="simple">题解</text:a></text:p>
          </table:table-cell>
          <table:table-cell table:style-name="ce24" office:value-type="string" calcext:value-type="string">
            <text:p>3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65" calcext:value-type="float">
            <text:p>865</text:p>
          </table:table-cell>
          <table:table-cell table:style-name="ce17" office:value-type="string" calcext:value-type="string">
            <text:p><text:a xlink:href="https://leetcode.com/problems/smallest-subtree-with-all-the-deepest-nodes" xlink:type="simple">Smallest Subtree with all the Deepest Nodes</text:a><text:a xlink:href="https://leetcode.com/problems/smallest-subtree-with-all-the-deepest-nodes?show=1" xlink:type="simple">思路</text:a></text:p>
          </table:table-cell>
          <table:table-cell table:style-name="ce24" office:value-type="string" calcext:value-type="string">
            <text:p>67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<text:a xlink:href="https://leetcode.com/problems/minimum-window-substring" xlink:type="simple">Minimum Window Substring</text:a><text:a xlink:href="https://labuladong.github.io/article/?qno=76" xlink:type="simple">题解</text:a></text:p>
          </table:table-cell>
          <table:table-cell table:style-name="ce24" office:value-type="string" calcext:value-type="string">
            <text:p>38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22" office:value-type="float" office:value="1944" calcext:value-type="float">
            <text:p>1944</text:p>
          </table:table-cell>
          <table:table-cell table:style-name="ce22" office:value-type="string" calcext:value-type="string">
            <text:p><text:a xlink:href="https://leetcode.com/problems/number-of-visible-people-in-a-queue" xlink:type="simple">Number of Visible People in a Queue</text:a></text:p>
          </table:table-cell>
          <table:table-cell table:style-name="ce25" office:value-type="string" calcext:value-type="string">
            <text:p>70.2%</text:p>
          </table:table-cell>
          <table:table-cell table:style-name="ce22" office:value-type="string" calcext:value-type="string">
            <text:p>Hard</text:p>
          </table:table-cell>
          <table:table-cell table:style-name="ce26" table:number-columns-repeated="1018"/>
          <table:table-cell table:style-name="ce28" table:number-columns-repeated="2"/>
        </table:table-row>
        <table:table-row table:style-name="ro1">
          <table:table-cell table:style-name="ce17" office:value-type="float" office:value="605" calcext:value-type="float">
            <text:p>605</text:p>
          </table:table-cell>
          <table:table-cell table:style-name="ce17" office:value-type="string" calcext:value-type="string">
            <text:p><text:a xlink:href="https://leetcode.com/problems/can-place-flowers" xlink:type="simple">Can Place Flowers</text:a></text:p>
          </table:table-cell>
          <table:table-cell table:style-name="ce24" office:value-type="string" calcext:value-type="string">
            <text:p>33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76" calcext:value-type="float">
            <text:p>2076</text:p>
          </table:table-cell>
          <table:table-cell table:style-name="ce17" office:value-type="string" calcext:value-type="string">
            <text:p><text:a xlink:href="https://leetcode.com/problems/process-restricted-friend-requests" xlink:type="simple">Process Restricted Friend Requests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89" calcext:value-type="float">
            <text:p>489</text:p>
          </table:table-cell>
          <table:table-cell table:style-name="ce17" office:value-type="string" calcext:value-type="string">
            <text:p><text:a xlink:href="https://leetcode.com/problems/robot-room-cleaner" xlink:type="simple">Robot Room Cleaner</text:a></text:p>
          </table:table-cell>
          <table:table-cell table:style-name="ce24" office:value-type="string" calcext:value-type="string">
            <text:p>75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96" calcext:value-type="float">
            <text:p>896</text:p>
          </table:table-cell>
          <table:table-cell table:style-name="ce17" office:value-type="string" calcext:value-type="string">
            <text:p><text:a xlink:href="https://leetcode.com/problems/monotonic-array" xlink:type="simple">Monotonic Array</text:a></text:p>
          </table:table-cell>
          <table:table-cell table:style-name="ce24" office:value-type="string" calcext:value-type="string">
            <text:p>58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7" calcext:value-type="float">
            <text:p>347</text:p>
          </table:table-cell>
          <table:table-cell table:style-name="ce17" office:value-type="string" calcext:value-type="string">
            <text:p><text:a xlink:href="https://leetcode.com/problems/top-k-frequent-elements" xlink:type="simple">Top K Frequent Elements</text:a></text:p>
          </table:table-cell>
          <table:table-cell table:style-name="ce24" office:value-type="string" calcext:value-type="string">
            <text:p>6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8" calcext:value-type="float">
            <text:p>378</text:p>
          </table:table-cell>
          <table:table-cell table:style-name="ce17" office:value-type="string" calcext:value-type="string">
            <text:p><text:a xlink:href="https://leetcode.com/problems/kth-smallest-element-in-a-sorted-matrix" xlink:type="simple">Kth Smallest Element in a Sorted Matrix</text:a></text:p>
          </table:table-cell>
          <table:table-cell table:style-name="ce24" office:value-type="string" calcext:value-type="string">
            <text:p>5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<text:a xlink:href="https://leetcode.com/problems/binary-tree-zigzag-level-order-traversal" xlink:type="simple">Binary Tree Zigzag Level Order Traversal</text:a><text:a xlink:href="https://leetcode.com/problems/binary-tree-zigzag-level-order-traversal?show=1" xlink:type="simple">思路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39" calcext:value-type="float">
            <text:p>739</text:p>
          </table:table-cell>
          <table:table-cell table:style-name="ce17" office:value-type="string" calcext:value-type="string">
            <text:p><text:a xlink:href="https://leetcode.com/problems/daily-temperatures" xlink:type="simple">Daily Temperatures</text:a><text:a xlink:href="https://labuladong.github.io/article/?qno=739" xlink:type="simple">题解</text:a></text:p>
          </table:table-cell>
          <table:table-cell table:style-name="ce24" office:value-type="string" calcext:value-type="string">
            <text:p>6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9" calcext:value-type="float">
            <text:p>939</text:p>
          </table:table-cell>
          <table:table-cell table:style-name="ce17" office:value-type="string" calcext:value-type="string">
            <text:p><text:a xlink:href="https://leetcode.com/problems/minimum-area-rectangle" xlink:type="simple">Minimum Area Rectangle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<text:a xlink:href="https://leetcode.com/problems/search-in-rotated-sorted-array" xlink:type="simple">Search in Rotated Sorted Array</text:a></text:p>
          </table:table-cell>
          <table:table-cell table:style-name="ce24" office:value-type="string" calcext:value-type="string">
            <text:p>3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3" calcext:value-type="float">
            <text:p>333</text:p>
          </table:table-cell>
          <table:table-cell table:style-name="ce17" office:value-type="string" calcext:value-type="string">
            <text:p><text:a xlink:href="https://leetcode.com/problems/largest-bst-subtree" xlink:type="simple">Largest BST Subtree</text:a><text:a xlink:href="https://leetcode.com/problems/largest-bst-subtree?show=1" xlink:type="simple">思路</text:a></text:p>
          </table:table-cell>
          <table:table-cell table:style-name="ce24" office:value-type="string" calcext:value-type="string">
            <text:p>4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<text:a xlink:href="https://leetcode.com/problems/binary-tree-maximum-path-sum" xlink:type="simple">Binary Tree Maximum Path Sum</text:a><text:a xlink:href="https://leetcode.com/problems/binary-tree-maximum-path-sum?show=1" xlink:type="simple">思路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35" calcext:value-type="float">
            <text:p>735</text:p>
          </table:table-cell>
          <table:table-cell table:style-name="ce17" office:value-type="string" calcext:value-type="string">
            <text:p><text:a xlink:href="https://leetcode.com/problems/asteroid-collision" xlink:type="simple">Asteroid Collision</text:a></text:p>
          </table:table-cell>
          <table:table-cell table:style-name="ce24" office:value-type="string" calcext:value-type="string">
            <text:p>4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<text:a xlink:href="https://leetcode.com/problems/convert-sorted-list-to-binary-search-tree" xlink:type="simple">Convert Sorted List to Binary Search Tree</text:a><text:a xlink:href="https://leetcode.com/problems/convert-sorted-list-to-binary-search-tree?show=1" xlink:type="simple">思路</text:a></text:p>
          </table:table-cell>
          <table:table-cell table:style-name="ce24" office:value-type="string" calcext:value-type="string">
            <text:p>5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63" calcext:value-type="float">
            <text:p>463</text:p>
          </table:table-cell>
          <table:table-cell table:style-name="ce17" office:value-type="string" calcext:value-type="string">
            <text:p><text:a xlink:href="https://leetcode.com/problems/island-perimeter" xlink:type="simple">Island Perimeter</text:a></text:p>
          </table:table-cell>
          <table:table-cell table:style-name="ce24" office:value-type="string" calcext:value-type="string">
            <text:p>6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4" calcext:value-type="float">
            <text:p>304</text:p>
          </table:table-cell>
          <table:table-cell table:style-name="ce17" office:value-type="string" calcext:value-type="string">
            <text:p><text:a xlink:href="https://leetcode.com/problems/range-sum-query-2d-immutable" xlink:type="simple">Range Sum Query 2D - Immutable</text:a><text:a xlink:href="https://labuladong.github.io/article/?qno=304" xlink:type="simple">题解</text:a></text:p>
          </table:table-cell>
          <table:table-cell table:style-name="ce24" office:value-type="string" calcext:value-type="string">
            <text:p>4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<text:a xlink:href="https://leetcode.com/problems/number-of-islands" xlink:type="simple">Number of Islands</text:a><text:a xlink:href="https://labuladong.github.io/article/?qno=200" xlink:type="simple">题解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9" calcext:value-type="float">
            <text:p>689</text:p>
          </table:table-cell>
          <table:table-cell table:style-name="ce17" office:value-type="string" calcext:value-type="string">
            <text:p><text:a xlink:href="https://leetcode.com/problems/maximum-sum-of-3-non-overlapping-subarrays" xlink:type="simple">Maximum Sum of 3 Non-Overlapping Subarrays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<text:a xlink:href="https://leetcode.com/problems/multiply-strings" xlink:type="simple">Multiply Strings</text:a><text:a xlink:href="https://labuladong.github.io/article/?qno=43" xlink:type="simple">题解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80" calcext:value-type="float">
            <text:p>480</text:p>
          </table:table-cell>
          <table:table-cell table:style-name="ce17" office:value-type="string" calcext:value-type="string">
            <text:p><text:a xlink:href="https://leetcode.com/problems/sliding-window-median" xlink:type="simple">Sliding Window Median</text:a></text:p>
          </table:table-cell>
          <table:table-cell table:style-name="ce24" office:value-type="string" calcext:value-type="string">
            <text:p>4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17" office:value-type="string" calcext:value-type="string">
            <text:p><text:a xlink:href="https://leetcode.com/problems/one-edit-distance" xlink:type="simple">One Edit Distance</text:a></text:p>
          </table:table-cell>
          <table:table-cell table:style-name="ce24" office:value-type="string" calcext:value-type="string">
            <text:p>3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42" calcext:value-type="float">
            <text:p>742</text:p>
          </table:table-cell>
          <table:table-cell table:style-name="ce17" office:value-type="string" calcext:value-type="string">
            <text:p><text:a xlink:href="https://leetcode.com/problems/closest-leaf-in-a-binary-tree" xlink:type="simple">Closest Leaf in a Binary Tree</text:a><text:a xlink:href="https://leetcode.com/problems/closest-leaf-in-a-binary-tree?show=1" xlink:type="simple">思路</text:a></text:p>
          </table:table-cell>
          <table:table-cell table:style-name="ce24" office:value-type="string" calcext:value-type="string">
            <text:p>45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24" calcext:value-type="float">
            <text:p>1424</text:p>
          </table:table-cell>
          <table:table-cell table:style-name="ce17" office:value-type="string" calcext:value-type="string">
            <text:p><text:a xlink:href="https://leetcode.com/problems/diagonal-traverse-ii" xlink:type="simple">Diagonal Traverse II</text:a></text:p>
          </table:table-cell>
          <table:table-cell table:style-name="ce24" office:value-type="string" calcext:value-type="string">
            <text:p>4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<text:a xlink:href="https://leetcode.com/problems/regular-expression-matching" xlink:type="simple">Regular Expression Matching</text:a><text:a xlink:href="https://labuladong.github.io/article/?qno=10" xlink:type="simple">题解</text:a></text:p>
          </table:table-cell>
          <table:table-cell table:style-name="ce24" office:value-type="string" calcext:value-type="string">
            <text:p>28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110" calcext:value-type="float">
            <text:p>1110</text:p>
          </table:table-cell>
          <table:table-cell table:style-name="ce17" office:value-type="string" calcext:value-type="string">
            <text:p><text:a xlink:href="https://leetcode.com/problems/delete-nodes-and-return-forest" xlink:type="simple">Delete Nodes And Return Forest</text:a><text:a xlink:href="https://leetcode.com/problems/delete-nodes-and-return-forest?show=1" xlink:type="simple">思路</text:a></text:p>
          </table:table-cell>
          <table:table-cell table:style-name="ce24" office:value-type="string" calcext:value-type="string">
            <text:p>69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71" calcext:value-type="float">
            <text:p>2071</text:p>
          </table:table-cell>
          <table:table-cell table:style-name="ce17" office:value-type="string" calcext:value-type="string">
            <text:p><text:a xlink:href="https://leetcode.com/problems/maximum-number-of-tasks-you-can-assign" xlink:type="simple">Maximum Number of Tasks You Can Assign</text:a></text:p>
          </table:table-cell>
          <table:table-cell table:style-name="ce24" office:value-type="string" calcext:value-type="string">
            <text:p>3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77" calcext:value-type="float">
            <text:p>977</text:p>
          </table:table-cell>
          <table:table-cell table:style-name="ce17" office:value-type="string" calcext:value-type="string">
            <text:p><text:a xlink:href="https://leetcode.com/problems/squares-of-a-sorted-array" xlink:type="simple">Squares of a Sorted Array</text:a></text:p>
          </table:table-cell>
          <table:table-cell table:style-name="ce24" office:value-type="string" calcext:value-type="string">
            <text:p>71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<text:a xlink:href="https://leetcode.com/problems/populating-next-right-pointers-in-each-node" xlink:type="simple">Populating Next Right Pointers in Each Node</text:a><text:a xlink:href="https://labuladong.github.io/article/?qno=116" xlink:type="simple">题解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17" office:value-type="string" calcext:value-type="string">
            <text:p><text:a xlink:href="https://leetcode.com/problems/contains-duplicate-ii" xlink:type="simple">Contains Duplicate II</text:a></text:p>
          </table:table-cell>
          <table:table-cell table:style-name="ce24" office:value-type="string" calcext:value-type="string">
            <text:p>40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99" calcext:value-type="float">
            <text:p>399</text:p>
          </table:table-cell>
          <table:table-cell table:style-name="ce17" office:value-type="string" calcext:value-type="string">
            <text:p><text:a xlink:href="https://leetcode.com/problems/evaluate-division" xlink:type="simple">Evaluate Division</text:a></text:p>
          </table:table-cell>
          <table:table-cell table:style-name="ce24" office:value-type="string" calcext:value-type="string">
            <text:p>57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24" calcext:value-type="float">
            <text:p>724</text:p>
          </table:table-cell>
          <table:table-cell table:style-name="ce17" office:value-type="string" calcext:value-type="string">
            <text:p><text:a xlink:href="https://leetcode.com/problems/find-pivot-index" xlink:type="simple">Find Pivot Index</text:a></text:p>
          </table:table-cell>
          <table:table-cell table:style-name="ce24" office:value-type="string" calcext:value-type="string">
            <text:p>5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35" calcext:value-type="float">
            <text:p>935</text:p>
          </table:table-cell>
          <table:table-cell table:style-name="ce17" office:value-type="string" calcext:value-type="string">
            <text:p><text:a xlink:href="https://leetcode.com/problems/knight-dialer" xlink:type="simple">Knight Dialer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1" calcext:value-type="float">
            <text:p>2081</text:p>
          </table:table-cell>
          <table:table-cell table:style-name="ce17" office:value-type="string" calcext:value-type="string">
            <text:p><text:a xlink:href="https://leetcode.com/problems/sum-of-k-mirror-numbers" xlink:type="simple">Sum of k-Mirror Numbers</text:a></text:p>
          </table:table-cell>
          <table:table-cell table:style-name="ce24" office:value-type="string" calcext:value-type="string">
            <text:p>4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16" calcext:value-type="float">
            <text:p>416</text:p>
          </table:table-cell>
          <table:table-cell table:style-name="ce17" office:value-type="string" calcext:value-type="string">
            <text:p><text:a xlink:href="https://leetcode.com/problems/partition-equal-subset-sum" xlink:type="simple">Partition Equal Subset Sum</text:a><text:a xlink:href="https://labuladong.github.io/article/?qno=416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33" calcext:value-type="float">
            <text:p>2033</text:p>
          </table:table-cell>
          <table:table-cell table:style-name="ce17" office:value-type="string" calcext:value-type="string">
            <text:p><text:a xlink:href="https://leetcode.com/problems/minimum-operations-to-make-a-uni-value-grid" xlink:type="simple">Minimum Operations to Make a Uni-Value Grid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95" calcext:value-type="float">
            <text:p>695</text:p>
          </table:table-cell>
          <table:table-cell table:style-name="ce17" office:value-type="string" calcext:value-type="string">
            <text:p><text:a xlink:href="https://leetcode.com/problems/max-area-of-island" xlink:type="simple">Max Area of Island</text:a><text:a xlink:href="https://labuladong.github.io/article/?qno=695" xlink:type="simple">题解</text:a></text:p>
          </table:table-cell>
          <table:table-cell table:style-name="ce24" office:value-type="string" calcext:value-type="string">
            <text:p>6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17" office:value-type="string" calcext:value-type="string">
            <text:p><text:a xlink:href="https://leetcode.com/problems/strobogrammatic-number-ii" xlink:type="simple">Strobogrammatic Number II</text:a></text:p>
          </table:table-cell>
          <table:table-cell table:style-name="ce24" office:value-type="string" calcext:value-type="string">
            <text:p>50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<text:a xlink:href="https://leetcode.com/problems/longest-common-prefix" xlink:type="simple">Longest Common Prefix</text:a></text:p>
          </table:table-cell>
          <table:table-cell table:style-name="ce24" office:value-type="string" calcext:value-type="string">
            <text:p>3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17" office:value-type="string" calcext:value-type="string">
            <text:p><text:a xlink:href="https://leetcode.com/problems/basic-calculator" xlink:type="simple">Basic Calculator</text:a><text:a xlink:href="https://labuladong.github.io/article/?qno=224" xlink:type="simple">题解</text:a></text:p>
          </table:table-cell>
          <table:table-cell table:style-name="ce24" office:value-type="string" calcext:value-type="string">
            <text:p>40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24" calcext:value-type="float">
            <text:p>824</text:p>
          </table:table-cell>
          <table:table-cell table:style-name="ce17" office:value-type="string" calcext:value-type="string">
            <text:p><text:a xlink:href="https://leetcode.com/problems/goat-latin" xlink:type="simple">Goat Latin</text:a></text:p>
          </table:table-cell>
          <table:table-cell table:style-name="ce24" office:value-type="string" calcext:value-type="string">
            <text:p>67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<text:a xlink:href="https://leetcode.com/problems/word-ladder" xlink:type="simple">Word Ladder</text:a></text:p>
          </table:table-cell>
          <table:table-cell table:style-name="ce24" office:value-type="string" calcext:value-type="string">
            <text:p>35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91" calcext:value-type="float">
            <text:p>691</text:p>
          </table:table-cell>
          <table:table-cell table:style-name="ce17" office:value-type="string" calcext:value-type="string">
            <text:p><text:a xlink:href="https://leetcode.com/problems/stickers-to-spell-word" xlink:type="simple">Stickers to Spell Word</text:a></text:p>
          </table:table-cell>
          <table:table-cell table:style-name="ce24" office:value-type="string" calcext:value-type="string">
            <text:p>46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17" office:value-type="string" calcext:value-type="string">
            <text:p><text:a xlink:href="https://leetcode.com/problems/product-of-array-except-self" xlink:type="simple">Product of Array Except Self</text:a></text:p>
          </table:table-cell>
          <table:table-cell table:style-name="ce24" office:value-type="string" calcext:value-type="string">
            <text:p>6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98" calcext:value-type="float">
            <text:p>1498</text:p>
          </table:table-cell>
          <table:table-cell table:style-name="ce17" office:value-type="string" calcext:value-type="string">
            <text:p><text:a xlink:href="https://leetcode.com/problems/number-of-subsequences-that-satisfy-the-given-sum-condition" xlink:type="simple">Number of Subsequences That Satisfy the Given Sum Condition</text:a></text:p>
          </table:table-cell>
          <table:table-cell table:style-name="ce24" office:value-type="string" calcext:value-type="string">
            <text:p>39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59" calcext:value-type="float">
            <text:p>1559</text:p>
          </table:table-cell>
          <table:table-cell table:style-name="ce17" office:value-type="string" calcext:value-type="string">
            <text:p><text:a xlink:href="https://leetcode.com/problems/detect-cycles-in-2d-grid" xlink:type="simple">Detect Cycles in 2D Grid</text:a></text:p>
          </table:table-cell>
          <table:table-cell table:style-name="ce24" office:value-type="string" calcext:value-type="string">
            <text:p>48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23" calcext:value-type="float">
            <text:p>1123</text:p>
          </table:table-cell>
          <table:table-cell table:style-name="ce17" office:value-type="string" calcext:value-type="string">
            <text:p><text:a xlink:href="https://leetcode.com/problems/lowest-common-ancestor-of-deepest-leaves" xlink:type="simple">Lowest Common Ancestor of Deepest Leaves</text:a><text:a xlink:href="https://leetcode.com/problems/lowest-common-ancestor-of-deepest-leaves?show=1" xlink:type="simple">思路</text:a></text:p>
          </table:table-cell>
          <table:table-cell table:style-name="ce24" office:value-type="string" calcext:value-type="string">
            <text:p>7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4" calcext:value-type="float">
            <text:p>934</text:p>
          </table:table-cell>
          <table:table-cell table:style-name="ce17" office:value-type="string" calcext:value-type="string">
            <text:p><text:a xlink:href="https://leetcode.com/problems/shortest-bridge" xlink:type="simple">Shortest Bridge</text:a></text:p>
          </table:table-cell>
          <table:table-cell table:style-name="ce24" office:value-type="string" calcext:value-type="string">
            <text:p>52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2" calcext:value-type="float">
            <text:p>332</text:p>
          </table:table-cell>
          <table:table-cell table:style-name="ce17" office:value-type="string" calcext:value-type="string">
            <text:p><text:a xlink:href="https://leetcode.com/problems/reconstruct-itinerary" xlink:type="simple">Reconstruct Itinerary</text:a></text:p>
          </table:table-cell>
          <table:table-cell table:style-name="ce24" office:value-type="string" calcext:value-type="string">
            <text:p>40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17" office:value-type="string" calcext:value-type="string">
            <text:p><text:a xlink:href="https://leetcode.com/problems/fraction-to-recurring-decimal" xlink:type="simple">Fraction to Recurring Decimal</text:a></text:p>
          </table:table-cell>
          <table:table-cell table:style-name="ce24" office:value-type="string" calcext:value-type="string">
            <text:p>2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65" calcext:value-type="float">
            <text:p>2065</text:p>
          </table:table-cell>
          <table:table-cell table:style-name="ce17" office:value-type="string" calcext:value-type="string">
            <text:p><text:a xlink:href="https://leetcode.com/problems/maximum-path-quality-of-a-graph" xlink:type="simple">Maximum Path Quality of a Graph</text:a></text:p>
          </table:table-cell>
          <table:table-cell table:style-name="ce24" office:value-type="string" calcext:value-type="string">
            <text:p>57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541" calcext:value-type="float">
            <text:p>1541</text:p>
          </table:table-cell>
          <table:table-cell table:style-name="ce17" office:value-type="string" calcext:value-type="string">
            <text:p><text:a xlink:href="https://leetcode.com/problems/minimum-insertions-to-balance-a-parentheses-string" xlink:type="simple">Minimum Insertions to Balance a Parentheses String</text:a><text:a xlink:href="https://labuladong.github.io/article/?qno=1541" xlink:type="simple">题解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17" office:value-type="string" calcext:value-type="string">
            <text:p><text:a xlink:href="https://leetcode.com/problems/missing-ranges" xlink:type="simple">Missing Ranges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85" calcext:value-type="float">
            <text:p>285</text:p>
          </table:table-cell>
          <table:table-cell table:style-name="ce17" office:value-type="string" calcext:value-type="string">
            <text:p><text:a xlink:href="https://leetcode.com/problems/inorder-successor-in-bst" xlink:type="simple">Inorder Successor in BST</text:a><text:a xlink:href="https://leetcode.com/problems/inorder-successor-in-bst?show=1" xlink:type="simple">思路</text:a></text:p>
          </table:table-cell>
          <table:table-cell table:style-name="ce24" office:value-type="string" calcext:value-type="string">
            <text:p>46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<text:a xlink:href="https://leetcode.com/problems/3sum" xlink:type="simple">3Sum</text:a><text:a xlink:href="https://labuladong.github.io/article/?qno=15" xlink:type="simple">题解</text:a></text:p>
          </table:table-cell>
          <table:table-cell table:style-name="ce24" office:value-type="string" calcext:value-type="string">
            <text:p>3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9" calcext:value-type="float">
            <text:p>1209</text:p>
          </table:table-cell>
          <table:table-cell table:style-name="ce17" office:value-type="string" calcext:value-type="string">
            <text:p><text:a xlink:href="https://leetcode.com/problems/remove-all-adjacent-duplicates-in-string-ii" xlink:type="simple">Remove All Adjacent Duplicates in String II</text:a></text:p>
          </table:table-cell>
          <table:table-cell table:style-name="ce24" office:value-type="string" calcext:value-type="string">
            <text:p>56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29" calcext:value-type="float">
            <text:p>529</text:p>
          </table:table-cell>
          <table:table-cell table:style-name="ce17" office:value-type="string" calcext:value-type="string">
            <text:p><text:a xlink:href="https://leetcode.com/problems/minesweeper" xlink:type="simple">Minesweeper</text:a></text:p>
          </table:table-cell>
          <table:table-cell table:style-name="ce24" office:value-type="string" calcext:value-type="string">
            <text:p>6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<text:a xlink:href="https://leetcode.com/problems/flatten-binary-tree-to-linked-list" xlink:type="simple">Flatten Binary Tree to Linked List</text:a><text:a xlink:href="https://labuladong.github.io/article/?qno=114" xlink:type="simple">题解</text:a></text:p>
          </table:table-cell>
          <table:table-cell table:style-name="ce24" office:value-type="string" calcext:value-type="string">
            <text:p>5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53" calcext:value-type="float">
            <text:p>1053</text:p>
          </table:table-cell>
          <table:table-cell table:style-name="ce17" office:value-type="string" calcext:value-type="string">
            <text:p><text:a xlink:href="https://leetcode.com/problems/previous-permutation-with-one-swap" xlink:type="simple">Previous Permutation With One Swap</text:a></text:p>
          </table:table-cell>
          <table:table-cell table:style-name="ce24" office:value-type="string" calcext:value-type="string">
            <text:p>51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97" calcext:value-type="float">
            <text:p>1197</text:p>
          </table:table-cell>
          <table:table-cell table:style-name="ce17" office:value-type="string" calcext:value-type="string">
            <text:p><text:a xlink:href="https://leetcode.com/problems/minimum-knight-moves" xlink:type="simple">Minimum Knight Moves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7" calcext:value-type="float">
            <text:p>767</text:p>
          </table:table-cell>
          <table:table-cell table:style-name="ce17" office:value-type="string" calcext:value-type="string">
            <text:p><text:a xlink:href="https://leetcode.com/problems/reorganize-string" xlink:type="simple">Reorganize String</text:a></text:p>
          </table:table-cell>
          <table:table-cell table:style-name="ce24" office:value-type="string" calcext:value-type="string">
            <text:p>52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25" calcext:value-type="float">
            <text:p>2025</text:p>
          </table:table-cell>
          <table:table-cell table:style-name="ce17" office:value-type="string" calcext:value-type="string">
            <text:p><text:a xlink:href="https://leetcode.com/problems/maximum-number-of-ways-to-partition-an-array" xlink:type="simple">Maximum Number of Ways to Partition an Array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329" calcext:value-type="float">
            <text:p>329</text:p>
          </table:table-cell>
          <table:table-cell table:style-name="ce17" office:value-type="string" calcext:value-type="string">
            <text:p><text:a xlink:href="https://leetcode.com/problems/longest-increasing-path-in-a-matrix" xlink:type="simple">Longest Increasing Path in a Matrix</text:a></text:p>
          </table:table-cell>
          <table:table-cell table:style-name="ce24" office:value-type="string" calcext:value-type="string">
            <text:p>49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94" calcext:value-type="float">
            <text:p>494</text:p>
          </table:table-cell>
          <table:table-cell table:style-name="ce17" office:value-type="string" calcext:value-type="string">
            <text:p><text:a xlink:href="https://leetcode.com/problems/target-sum" xlink:type="simple">Target Sum</text:a><text:a xlink:href="https://labuladong.github.io/article/?qno=494" xlink:type="simple">题解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88" calcext:value-type="float">
            <text:p>788</text:p>
          </table:table-cell>
          <table:table-cell table:style-name="ce17" office:value-type="string" calcext:value-type="string">
            <text:p><text:a xlink:href="https://leetcode.com/problems/rotated-digits" xlink:type="simple">Rotated Digits</text:a></text:p>
          </table:table-cell>
          <table:table-cell table:style-name="ce24" office:value-type="string" calcext:value-type="string">
            <text:p>5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63" calcext:value-type="float">
            <text:p>963</text:p>
          </table:table-cell>
          <table:table-cell table:style-name="ce17" office:value-type="string" calcext:value-type="string">
            <text:p><text:a xlink:href="https://leetcode.com/problems/minimum-area-rectangle-ii" xlink:type="simple">Minimum Area Rectangle II</text:a></text:p>
          </table:table-cell>
          <table:table-cell table:style-name="ce24" office:value-type="string" calcext:value-type="string">
            <text:p>5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19" calcext:value-type="float">
            <text:p>2019</text:p>
          </table:table-cell>
          <table:table-cell table:style-name="ce17" office:value-type="string" calcext:value-type="string">
            <text:p><text:a xlink:href="https://leetcode.com/problems/the-score-of-students-solving-math-expression" xlink:type="simple">The Score of Students Solving Math Expression</text:a></text:p>
          </table:table-cell>
          <table:table-cell table:style-name="ce24" office:value-type="string" calcext:value-type="string">
            <text:p>33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56" calcext:value-type="float">
            <text:p>856</text:p>
          </table:table-cell>
          <table:table-cell table:style-name="ce17" office:value-type="string" calcext:value-type="string">
            <text:p><text:a xlink:href="https://leetcode.com/problems/score-of-parentheses" xlink:type="simple">Score of Parentheses</text:a></text:p>
          </table:table-cell>
          <table:table-cell table:style-name="ce24" office:value-type="string" calcext:value-type="string">
            <text:p>6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17" office:value-type="string" calcext:value-type="string">
            <text:p><text:a xlink:href="https://leetcode.com/problems/palindrome-linked-list" xlink:type="simple">Palindrome Linked List</text:a><text:a xlink:href="https://labuladong.github.io/article/?qno=234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<text:a xlink:href="https://leetcode.com/problems/word-search" xlink:type="simple">Word Search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05" calcext:value-type="float">
            <text:p>1305</text:p>
          </table:table-cell>
          <table:table-cell table:style-name="ce17" office:value-type="string" calcext:value-type="string">
            <text:p><text:a xlink:href="https://leetcode.com/problems/all-elements-in-two-binary-search-trees" xlink:type="simple">All Elements in Two Binary Search Trees</text:a><text:a xlink:href="https://leetcode.com/problems/all-elements-in-two-binary-search-trees?show=1" xlink:type="simple">思路</text:a></text:p>
          </table:table-cell>
          <table:table-cell table:style-name="ce24" office:value-type="string" calcext:value-type="string">
            <text:p>7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<text:a xlink:href="https://leetcode.com/problems/combination-sum" xlink:type="simple">Combination Sum</text:a><text:a xlink:href="https://labuladong.github.io/article/?qno=39" xlink:type="simple">题解</text:a></text:p>
          </table:table-cell>
          <table:table-cell table:style-name="ce24" office:value-type="string" calcext:value-type="string">
            <text:p>65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5" calcext:value-type="float">
            <text:p>1265</text:p>
          </table:table-cell>
          <table:table-cell table:style-name="ce17" office:value-type="string" calcext:value-type="string">
            <text:p><text:a xlink:href="https://leetcode.com/problems/print-immutable-linked-list-in-reverse" xlink:type="simple">Print Immutable Linked List in Reverse</text:a></text:p>
          </table:table-cell>
          <table:table-cell table:style-name="ce24" office:value-type="string" calcext:value-type="string">
            <text:p>9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72" calcext:value-type="float">
            <text:p>772</text:p>
          </table:table-cell>
          <table:table-cell table:style-name="ce17" office:value-type="string" calcext:value-type="string">
            <text:p><text:a xlink:href="https://leetcode.com/problems/basic-calculator-iii" xlink:type="simple">Basic Calculator III</text:a><text:a xlink:href="https://labuladong.github.io/article/?qno=772" xlink:type="simple">题解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23" calcext:value-type="float">
            <text:p>723</text:p>
          </table:table-cell>
          <table:table-cell table:style-name="ce17" office:value-type="string" calcext:value-type="string">
            <text:p><text:a xlink:href="https://leetcode.com/problems/candy-crush" xlink:type="simple">Candy Crush</text:a></text:p>
          </table:table-cell>
          <table:table-cell table:style-name="ce24" office:value-type="string" calcext:value-type="string">
            <text:p>7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3" calcext:value-type="float">
            <text:p>1263</text:p>
          </table:table-cell>
          <table:table-cell table:style-name="ce17" office:value-type="string" calcext:value-type="string">
            <text:p><text:a xlink:href="https://leetcode.com/problems/minimum-moves-to-move-a-box-to-their-target-location" xlink:type="simple">Minimum Moves to Move a Box to Their Target Location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<text:a xlink:href="https://leetcode.com/problems/generate-parentheses" xlink:type="simple">Generate Parentheses</text:a><text:a xlink:href="https://labuladong.github.io/article/?qno=22" xlink:type="simple">题解</text:a></text:p>
          </table:table-cell>
          <table:table-cell table:style-name="ce24" office:value-type="string" calcext:value-type="string">
            <text:p>6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<text:a xlink:href="https://leetcode.com/problems/valid-parentheses" xlink:type="simple">Valid Parentheses</text:a><text:a xlink:href="https://labuladong.github.io/article/?qno=20" xlink:type="simple">题解</text:a></text:p>
          </table:table-cell>
          <table:table-cell table:style-name="ce24" office:value-type="string" calcext:value-type="string">
            <text:p>40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<text:a xlink:href="https://leetcode.com/problems/spiral-matrix" xlink:type="simple">Spiral Matrix</text:a><text:a xlink:href="https://labuladong.github.io/article/?qno=54" xlink:type="simple">题解</text:a></text:p>
          </table:table-cell>
          <table:table-cell table:style-name="ce24" office:value-type="string" calcext:value-type="string">
            <text:p>4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34" calcext:value-type="float">
            <text:p>1834</text:p>
          </table:table-cell>
          <table:table-cell table:style-name="ce17" office:value-type="string" calcext:value-type="string">
            <text:p><text:a xlink:href="https://leetcode.com/problems/single-threaded-cpu" xlink:type="simple">Single-Threaded CPU</text:a><text:a xlink:href="https://leetcode.com/problems/single-threaded-cpu?show=1" xlink:type="simple">思路</text:a></text:p>
          </table:table-cell>
          <table:table-cell table:style-name="ce24" office:value-type="string" calcext:value-type="string">
            <text:p>40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26" calcext:value-type="float">
            <text:p>1026</text:p>
          </table:table-cell>
          <table:table-cell table:style-name="ce17" office:value-type="string" calcext:value-type="string">
            <text:p><text:a xlink:href="https://leetcode.com/problems/maximum-difference-between-node-and-ancestor" xlink:type="simple">Maximum Difference Between Node and Ancestor</text:a><text:a xlink:href="https://leetcode.com/problems/maximum-difference-between-node-and-ancestor?show=1" xlink:type="simple">思路</text:a></text:p>
          </table:table-cell>
          <table:table-cell table:style-name="ce24" office:value-type="string" calcext:value-type="string">
            <text:p>7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<text:a xlink:href="https://leetcode.com/problems/reverse-linked-list-ii" xlink:type="simple">Reverse Linked List II</text:a><text:a xlink:href="https://labuladong.github.io/article/?qno=92" xlink:type="simple">题解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94" calcext:value-type="float">
            <text:p>394</text:p>
          </table:table-cell>
          <table:table-cell table:style-name="ce17" office:value-type="string" calcext:value-type="string">
            <text:p><text:a xlink:href="https://leetcode.com/problems/decode-string" xlink:type="simple">Decode String</text:a></text:p>
          </table:table-cell>
          <table:table-cell table:style-name="ce24" office:value-type="string" calcext:value-type="string">
            <text:p>56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6" calcext:value-type="float">
            <text:p>406</text:p>
          </table:table-cell>
          <table:table-cell table:style-name="ce17" office:value-type="string" calcext:value-type="string">
            <text:p><text:a xlink:href="https://leetcode.com/problems/queue-reconstruction-by-height" xlink:type="simple">Queue Reconstruction by Height</text:a></text:p>
          </table:table-cell>
          <table:table-cell table:style-name="ce24" office:value-type="string" calcext:value-type="string">
            <text:p>7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1" calcext:value-type="float">
            <text:p>381</text:p>
          </table:table-cell>
          <table:table-cell table:style-name="ce17" office:value-type="string" calcext:value-type="string">
            <text:p><text:a xlink:href="https://leetcode.com/problems/insert-delete-getrandom-o1-duplicates-allowed" xlink:type="simple">Insert Delete GetRandom O(1) - Duplicates allowed</text:a></text:p>
          </table:table-cell>
          <table:table-cell table:style-name="ce24" office:value-type="string" calcext:value-type="string">
            <text:p>35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95" calcext:value-type="float">
            <text:p>295</text:p>
          </table:table-cell>
          <table:table-cell table:style-name="ce17" office:value-type="string" calcext:value-type="string">
            <text:p><text:a xlink:href="https://leetcode.com/problems/find-median-from-data-stream" xlink:type="simple">Find Median from Data Stream</text:a><text:a xlink:href="https://labuladong.github.io/article/?qno=295" xlink:type="simple">题解</text:a></text:p>
          </table:table-cell>
          <table:table-cell table:style-name="ce24" office:value-type="string" calcext:value-type="string">
            <text:p>50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83" calcext:value-type="float">
            <text:p>983</text:p>
          </table:table-cell>
          <table:table-cell table:style-name="ce17" office:value-type="string" calcext:value-type="string">
            <text:p><text:a xlink:href="https://leetcode.com/problems/minimum-cost-for-tickets" xlink:type="simple">Minimum Cost For Tickets</text:a></text:p>
          </table:table-cell>
          <table:table-cell table:style-name="ce24" office:value-type="string" calcext:value-type="string">
            <text:p>6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5" calcext:value-type="float">
            <text:p>1245</text:p>
          </table:table-cell>
          <table:table-cell table:style-name="ce17" office:value-type="string" calcext:value-type="string">
            <text:p><text:a xlink:href="https://leetcode.com/problems/tree-diameter" xlink:type="simple">Tree Diameter</text:a></text:p>
          </table:table-cell>
          <table:table-cell table:style-name="ce24" office:value-type="string" calcext:value-type="string">
            <text:p>6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73" calcext:value-type="float">
            <text:p>1973</text:p>
          </table:table-cell>
          <table:table-cell table:style-name="ce17" office:value-type="string" calcext:value-type="string">
            <text:p><text:a xlink:href="https://leetcode.com/problems/count-nodes-equal-to-sum-of-descendants" xlink:type="simple">Count Nodes Equal to Sum of Descendants</text:a></text:p>
          </table:table-cell>
          <table:table-cell table:style-name="ce24" office:value-type="string" calcext:value-type="string">
            <text:p>7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02" calcext:value-type="float">
            <text:p>1102</text:p>
          </table:table-cell>
          <table:table-cell table:style-name="ce17" office:value-type="string" calcext:value-type="string">
            <text:p><text:a xlink:href="https://leetcode.com/problems/path-with-maximum-minimum-value" xlink:type="simple">Path With Maximum Minimum Value</text:a></text:p>
          </table:table-cell>
          <table:table-cell table:style-name="ce24" office:value-type="string" calcext:value-type="string">
            <text:p>5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<text:a xlink:href="https://leetcode.com/problems/word-ladder-ii" xlink:type="simple">Word Ladder II</text:a></text:p>
          </table:table-cell>
          <table:table-cell table:style-name="ce24" office:value-type="string" calcext:value-type="string">
            <text:p>26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<text:a xlink:href="https://leetcode.com/problems/unique-paths" xlink:type="simple">Unique Paths</text:a><text:a xlink:href="https://leetcode.com/problems/unique-paths?show=1" xlink:type="simple">思路</text:a></text:p>
          </table:table-cell>
          <table:table-cell table:style-name="ce24" office:value-type="string" calcext:value-type="string">
            <text:p>59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<text:a xlink:href="https://leetcode.com/problems/add-binary" xlink:type="simple">Add Binary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14" calcext:value-type="float">
            <text:p>814</text:p>
          </table:table-cell>
          <table:table-cell table:style-name="ce17" office:value-type="string" calcext:value-type="string">
            <text:p><text:a xlink:href="https://leetcode.com/problems/binary-tree-pruning" xlink:type="simple">Binary Tree Pruning</text:a><text:a xlink:href="https://leetcode.com/problems/binary-tree-pruning?show=1" xlink:type="simple">思路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<text:a xlink:href="https://leetcode.com/problems/swap-nodes-in-pairs" xlink:type="simple">Swap Nodes in Pairs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44" calcext:value-type="float">
            <text:p>1244</text:p>
          </table:table-cell>
          <table:table-cell table:style-name="ce17" office:value-type="string" calcext:value-type="string">
            <text:p><text:a xlink:href="https://leetcode.com/problems/design-a-leaderboard" xlink:type="simple">Design A Leaderboard</text:a></text:p>
          </table:table-cell>
          <table:table-cell table:style-name="ce24" office:value-type="string" calcext:value-type="string">
            <text:p>6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83" calcext:value-type="float">
            <text:p>283</text:p>
          </table:table-cell>
          <table:table-cell table:style-name="ce17" office:value-type="string" calcext:value-type="string">
            <text:p><text:a xlink:href="https://leetcode.com/problems/move-zeroes" xlink:type="simple">Move Zeroes</text:a><text:a xlink:href="https://labuladong.github.io/article/?qno=283" xlink:type="simple">题解</text:a></text:p>
          </table:table-cell>
          <table:table-cell table:style-name="ce24" office:value-type="string" calcext:value-type="string">
            <text:p>60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61" calcext:value-type="float">
            <text:p>1161</text:p>
          </table:table-cell>
          <table:table-cell table:style-name="ce17" office:value-type="string" calcext:value-type="string">
            <text:p><text:a xlink:href="https://leetcode.com/problems/maximum-level-sum-of-a-binary-tree" xlink:type="simple">Maximum Level Sum of a Binary Tree</text:a><text:a xlink:href="https://leetcode.com/problems/maximum-level-sum-of-a-binary-tree?show=1" xlink:type="simple">思路</text:a></text:p>
          </table:table-cell>
          <table:table-cell table:style-name="ce24" office:value-type="string" calcext:value-type="string">
            <text:p>6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<text:a xlink:href="https://leetcode.com/problems/search-a-2d-matrix" xlink:type="simple">Search a 2D Matrix</text:a></text:p>
          </table:table-cell>
          <table:table-cell table:style-name="ce24" office:value-type="string" calcext:value-type="string">
            <text:p>44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17" office:value-type="string" calcext:value-type="string">
            <text:p><text:a xlink:href="https://leetcode.com/problems/design-add-and-search-words-data-structure" xlink:type="simple">Design Add and Search Words Data Structure</text:a><text:a xlink:href="https://labuladong.github.io/article/?qno=211" xlink:type="simple">题解</text:a></text:p>
          </table:table-cell>
          <table:table-cell table:style-name="ce24" office:value-type="string" calcext:value-type="string">
            <text:p>4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60" calcext:value-type="float">
            <text:p>1460</text:p>
          </table:table-cell>
          <table:table-cell table:style-name="ce17" office:value-type="string" calcext:value-type="string">
            <text:p><text:a xlink:href="https://leetcode.com/problems/make-two-arrays-equal-by-reversing-sub-arrays" xlink:type="simple">Make Two Arrays Equal by Reversing Sub-arrays</text:a></text:p>
          </table:table-cell>
          <table:table-cell table:style-name="ce24" office:value-type="string" calcext:value-type="string">
            <text:p>7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33" calcext:value-type="float">
            <text:p>1233</text:p>
          </table:table-cell>
          <table:table-cell table:style-name="ce17" office:value-type="string" calcext:value-type="string">
            <text:p><text:a xlink:href="https://leetcode.com/problems/remove-sub-folders-from-the-filesystem" xlink:type="simple">Remove Sub-Folders from the Filesystem</text:a></text:p>
          </table:table-cell>
          <table:table-cell table:style-name="ce24" office:value-type="string" calcext:value-type="string">
            <text:p>65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8" calcext:value-type="float">
            <text:p>298</text:p>
          </table:table-cell>
          <table:table-cell table:style-name="ce17" office:value-type="string" calcext:value-type="string">
            <text:p><text:a xlink:href="https://leetcode.com/problems/binary-tree-longest-consecutive-sequence" xlink:type="simple">Binary Tree Longest Consecutive Sequence</text:a><text:a xlink:href="https://leetcode.com/problems/binary-tree-longest-consecutive-sequence?show=1" xlink:type="simple">思路</text:a></text:p>
          </table:table-cell>
          <table:table-cell table:style-name="ce24" office:value-type="string" calcext:value-type="string">
            <text:p>51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62" calcext:value-type="float">
            <text:p>862</text:p>
          </table:table-cell>
          <table:table-cell table:style-name="ce17" office:value-type="string" calcext:value-type="string">
            <text:p><text:a xlink:href="https://leetcode.com/problems/shortest-subarray-with-sum-at-least-k" xlink:type="simple">Shortest Subarray with Sum at Least K</text:a></text:p>
          </table:table-cell>
          <table:table-cell table:style-name="ce24" office:value-type="string" calcext:value-type="string">
            <text:p>26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740" calcext:value-type="float">
            <text:p>1740</text:p>
          </table:table-cell>
          <table:table-cell table:style-name="ce17" office:value-type="string" calcext:value-type="string">
            <text:p><text:a xlink:href="https://leetcode.com/problems/find-distance-in-a-binary-tree" xlink:type="simple">Find Distance in a Binary Tree</text:a></text:p>
          </table:table-cell>
          <table:table-cell table:style-name="ce24" office:value-type="string" calcext:value-type="string">
            <text:p>6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<text:a xlink:href="https://leetcode.com/problems/remove-nth-node-from-end-of-list" xlink:type="simple">Remove Nth Node From End of List</text:a><text:a xlink:href="https://labuladong.github.io/article/?qno=19" xlink:type="simple">题解</text:a></text:p>
          </table:table-cell>
          <table:table-cell table:style-name="ce24" office:value-type="string" calcext:value-type="string">
            <text:p>3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10" calcext:value-type="float">
            <text:p>410</text:p>
          </table:table-cell>
          <table:table-cell table:style-name="ce17" office:value-type="string" calcext:value-type="string">
            <text:p><text:a xlink:href="https://leetcode.com/problems/split-array-largest-sum" xlink:type="simple">Split Array Largest Sum</text:a><text:a xlink:href="https://labuladong.github.io/article/?qno=410" xlink:type="simple">题解</text:a></text:p>
          </table:table-cell>
          <table:table-cell table:style-name="ce24" office:value-type="string" calcext:value-type="string">
            <text:p>51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92" calcext:value-type="float">
            <text:p>2092</text:p>
          </table:table-cell>
          <table:table-cell table:style-name="ce17" office:value-type="string" calcext:value-type="string">
            <text:p><text:a xlink:href="https://leetcode.com/problems/find-all-people-with-secret" xlink:type="simple">Find All People With Secret</text:a></text:p>
          </table:table-cell>
          <table:table-cell table:style-name="ce24" office:value-type="string" calcext:value-type="string">
            <text:p>32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443" calcext:value-type="float">
            <text:p>1443</text:p>
          </table:table-cell>
          <table:table-cell table:style-name="ce17" office:value-type="string" calcext:value-type="string">
            <text:p><text:a xlink:href="https://leetcode.com/problems/minimum-time-to-collect-all-apples-in-a-tree" xlink:type="simple">Minimum Time to Collect All Apples in a Tree</text:a></text:p>
          </table:table-cell>
          <table:table-cell table:style-name="ce24" office:value-type="string" calcext:value-type="string">
            <text:p>55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5" calcext:value-type="float">
            <text:p>545</text:p>
          </table:table-cell>
          <table:table-cell table:style-name="ce17" office:value-type="string" calcext:value-type="string">
            <text:p><text:a xlink:href="https://leetcode.com/problems/boundary-of-binary-tree" xlink:type="simple">Boundary of Binary Tree</text:a></text:p>
          </table:table-cell>
          <table:table-cell table:style-name="ce24" office:value-type="string" calcext:value-type="string">
            <text:p>4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<text:a xlink:href="https://leetcode.com/problems/longest-substring-without-repeating-characters" xlink:type="simple">Longest Substring Without Repeating Characters</text:a><text:a xlink:href="https://labuladong.github.io/article/?qno=3" xlink:type="simple">题解</text:a></text:p>
          </table:table-cell>
          <table:table-cell table:style-name="ce24" office:value-type="string" calcext:value-type="string">
            <text:p>3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9" calcext:value-type="float">
            <text:p>719</text:p>
          </table:table-cell>
          <table:table-cell table:style-name="ce17" office:value-type="string" calcext:value-type="string">
            <text:p><text:a xlink:href="https://leetcode.com/problems/find-k-th-smallest-pair-distance" xlink:type="simple">Find K-th Smallest Pair Distance</text:a></text:p>
          </table:table-cell>
          <table:table-cell table:style-name="ce24" office:value-type="string" calcext:value-type="string">
            <text:p>34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865" calcext:value-type="float">
            <text:p>1865</text:p>
          </table:table-cell>
          <table:table-cell table:style-name="ce17" office:value-type="string" calcext:value-type="string">
            <text:p><text:a xlink:href="https://leetcode.com/problems/finding-pairs-with-a-certain-sum" xlink:type="simple">Finding Pairs With a Certain Sum</text:a></text:p>
          </table:table-cell>
          <table:table-cell table:style-name="ce24" office:value-type="string" calcext:value-type="string">
            <text:p>4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93" calcext:value-type="float">
            <text:p>1293</text:p>
          </table:table-cell>
          <table:table-cell table:style-name="ce17" office:value-type="string" calcext:value-type="string">
            <text:p><text:a xlink:href="https://leetcode.com/problems/shortest-path-in-a-grid-with-obstacles-elimination" xlink:type="simple">Shortest Path in a Grid with Obstacles Elimination</text:a></text:p>
          </table:table-cell>
          <table:table-cell table:style-name="ce24" office:value-type="string" calcext:value-type="string">
            <text:p>43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275" calcext:value-type="float">
            <text:p>1275</text:p>
          </table:table-cell>
          <table:table-cell table:style-name="ce17" office:value-type="string" calcext:value-type="string">
            <text:p><text:a xlink:href="https://leetcode.com/problems/find-winner-on-a-tic-tac-toe-game" xlink:type="simple">Find Winner on a Tic Tac Toe Game</text:a></text:p>
          </table:table-cell>
          <table:table-cell table:style-name="ce24" office:value-type="string" calcext:value-type="string">
            <text:p>54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96" calcext:value-type="float">
            <text:p>296</text:p>
          </table:table-cell>
          <table:table-cell table:style-name="ce17" office:value-type="string" calcext:value-type="string">
            <text:p><text:a xlink:href="https://leetcode.com/problems/best-meeting-point" xlink:type="simple">Best Meeting Point</text:a></text:p>
          </table:table-cell>
          <table:table-cell table:style-name="ce24" office:value-type="string" calcext:value-type="string">
            <text:p>59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<text:a xlink:href="https://leetcode.com/problems/add-two-numbers" xlink:type="simple">Add Two Numbers</text:a><text:a xlink:href="https://leetcode.com/problems/add-two-numbers?show=1" xlink:type="simple">思路</text:a></text:p>
          </table:table-cell>
          <table:table-cell table:style-name="ce24" office:value-type="string" calcext:value-type="string">
            <text:p>3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17" office:value-type="string" calcext:value-type="string">
            <text:p><text:a xlink:href="https://leetcode.com/problems/sort-list" xlink:type="simple">Sort List</text:a></text:p>
          </table:table-cell>
          <table:table-cell table:style-name="ce24" office:value-type="string" calcext:value-type="string">
            <text:p>5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7" calcext:value-type="float">
            <text:p>637</text:p>
          </table:table-cell>
          <table:table-cell table:style-name="ce17" office:value-type="string" calcext:value-type="string">
            <text:p><text:a xlink:href="https://leetcode.com/problems/average-of-levels-in-binary-tree" xlink:type="simple">Average of Levels in Binary Tree</text:a><text:a xlink:href="https://leetcode.com/problems/average-of-levels-in-binary-tree?show=1" xlink:type="simple">思路</text:a></text:p>
          </table:table-cell>
          <table:table-cell table:style-name="ce24" office:value-type="string" calcext:value-type="string">
            <text:p>6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04" calcext:value-type="float">
            <text:p>1104</text:p>
          </table:table-cell>
          <table:table-cell table:style-name="ce17" office:value-type="string" calcext:value-type="string">
            <text:p><text:a xlink:href="https://leetcode.com/problems/path-in-zigzag-labelled-binary-tree" xlink:type="simple">Path In Zigzag Labelled Binary Tree</text:a><text:a xlink:href="https://leetcode.com/problems/path-in-zigzag-labelled-binary-tree?show=1" xlink:type="simple">思路</text:a></text:p>
          </table:table-cell>
          <table:table-cell table:style-name="ce24" office:value-type="string" calcext:value-type="string">
            <text:p>74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<text:a xlink:href="https://leetcode.com/problems/rotate-image" xlink:type="simple">Rotate Image</text:a><text:a xlink:href="https://labuladong.github.io/article/?qno=48" xlink:type="simple">题解</text:a></text:p>
          </table:table-cell>
          <table:table-cell table:style-name="ce24" office:value-type="string" calcext:value-type="string">
            <text:p>6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<text:a xlink:href="https://leetcode.com/problems/letter-combinations-of-a-phone-number" xlink:type="simple">Letter Combinations of a Phone Number</text:a><text:a xlink:href="https://leetcode.com/problems/letter-combinations-of-a-phone-number?show=1" xlink:type="simple">思路</text:a></text:p>
          </table:table-cell>
          <table:table-cell table:style-name="ce24" office:value-type="string" calcext:value-type="string">
            <text:p>53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17" office:value-type="string" calcext:value-type="string">
            <text:p><text:a xlink:href="https://leetcode.com/problems/course-schedule" xlink:type="simple">Course Schedule</text:a><text:a xlink:href="https://labuladong.github.io/article/?qno=207" xlink:type="simple">题解</text:a></text:p>
          </table:table-cell>
          <table:table-cell table:style-name="ce24" office:value-type="string" calcext:value-type="string">
            <text:p>45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22" calcext:value-type="float">
            <text:p>622</text:p>
          </table:table-cell>
          <table:table-cell table:style-name="ce17" office:value-type="string" calcext:value-type="string">
            <text:p><text:a xlink:href="https://leetcode.com/problems/design-circular-queue" xlink:type="simple">Design Circular Queue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<text:a xlink:href="https://leetcode.com/problems/divide-two-integers" xlink:type="simple">Divide Two Integers</text:a></text:p>
          </table:table-cell>
          <table:table-cell table:style-name="ce24" office:value-type="string" calcext:value-type="string">
            <text:p>1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19" calcext:value-type="float">
            <text:p>419</text:p>
          </table:table-cell>
          <table:table-cell table:style-name="ce17" office:value-type="string" calcext:value-type="string">
            <text:p><text:a xlink:href="https://leetcode.com/problems/battleships-in-a-board" xlink:type="simple">Battleships in a Board</text:a></text:p>
          </table:table-cell>
          <table:table-cell table:style-name="ce24" office:value-type="string" calcext:value-type="string">
            <text:p>73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<text:a xlink:href="https://leetcode.com/problems/best-time-to-buy-and-sell-stock" xlink:type="simple">Best Time to Buy and Sell Stock</text:a><text:a xlink:href="https://labuladong.github.io/article/?qno=121" xlink:type="simple">题解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78" calcext:value-type="float">
            <text:p>678</text:p>
          </table:table-cell>
          <table:table-cell table:style-name="ce17" office:value-type="string" calcext:value-type="string">
            <text:p><text:a xlink:href="https://leetcode.com/problems/valid-parenthesis-string" xlink:type="simple">Valid Parenthesis String</text:a></text:p>
          </table:table-cell>
          <table:table-cell table:style-name="ce24" office:value-type="string" calcext:value-type="string">
            <text:p>3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19" calcext:value-type="float">
            <text:p>919</text:p>
          </table:table-cell>
          <table:table-cell table:style-name="ce17" office:value-type="string" calcext:value-type="string">
            <text:p><text:a xlink:href="https://leetcode.com/problems/complete-binary-tree-inserter" xlink:type="simple">Complete Binary Tree Inserter</text:a><text:a xlink:href="https://leetcode.com/problems/complete-binary-tree-inserter?show=1" xlink:type="simple">思路</text:a></text:p>
          </table:table-cell>
          <table:table-cell table:style-name="ce24" office:value-type="string" calcext:value-type="string">
            <text:p>6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21" calcext:value-type="float">
            <text:p>621</text:p>
          </table:table-cell>
          <table:table-cell table:style-name="ce17" office:value-type="string" calcext:value-type="string">
            <text:p><text:a xlink:href="https://leetcode.com/problems/task-scheduler" xlink:type="simple">Task Scheduler</text:a></text:p>
          </table:table-cell>
          <table:table-cell table:style-name="ce24" office:value-type="string" calcext:value-type="string">
            <text:p>54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9" calcext:value-type="float">
            <text:p>319</text:p>
          </table:table-cell>
          <table:table-cell table:style-name="ce17" office:value-type="string" calcext:value-type="string">
            <text:p><text:a xlink:href="https://leetcode.com/problems/bulb-switcher" xlink:type="simple">Bulb Switcher</text:a><text:a xlink:href="https://labuladong.github.io/article/?qno=319" xlink:type="simple">题解</text:a></text:p>
          </table:table-cell>
          <table:table-cell table:style-name="ce24" office:value-type="string" calcext:value-type="string">
            <text:p>4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<text:a xlink:href="https://leetcode.com/problems/unique-paths-ii" xlink:type="simple">Unique Paths II</text:a><text:a xlink:href="https://leetcode.com/problems/unique-paths-ii?show=1" xlink:type="simple">思路</text:a></text:p>
          </table:table-cell>
          <table:table-cell table:style-name="ce24" office:value-type="string" calcext:value-type="string">
            <text:p>3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1" calcext:value-type="float">
            <text:p>271</text:p>
          </table:table-cell>
          <table:table-cell table:style-name="ce17" office:value-type="string" calcext:value-type="string">
            <text:p><text:a xlink:href="https://leetcode.com/problems/encode-and-decode-strings" xlink:type="simple">Encode and Decode Strings</text:a></text:p>
          </table:table-cell>
          <table:table-cell table:style-name="ce24" office:value-type="string" calcext:value-type="string">
            <text:p>3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4" calcext:value-type="float">
            <text:p>674</text:p>
          </table:table-cell>
          <table:table-cell table:style-name="ce17" office:value-type="string" calcext:value-type="string">
            <text:p><text:a xlink:href="https://leetcode.com/problems/longest-continuous-increasing-subsequence" xlink:type="simple">Longest Continuous Increasing Subsequence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55" calcext:value-type="float">
            <text:p>1055</text:p>
          </table:table-cell>
          <table:table-cell table:style-name="ce17" office:value-type="string" calcext:value-type="string">
            <text:p><text:a xlink:href="https://leetcode.com/problems/shortest-way-to-form-string" xlink:type="simple">Shortest Way to Form String</text:a></text:p>
          </table:table-cell>
          <table:table-cell table:style-name="ce24" office:value-type="string" calcext:value-type="string">
            <text:p>5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<text:a xlink:href="https://leetcode.com/problems/group-anagrams" xlink:type="simple">Group Anagrams</text:a><text:a xlink:href="https://leetcode.com/problems/group-anagrams?show=1" xlink:type="simple">思路</text:a></text:p>
          </table:table-cell>
          <table:table-cell table:style-name="ce24" office:value-type="string" calcext:value-type="string">
            <text:p>6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8" calcext:value-type="float">
            <text:p>328</text:p>
          </table:table-cell>
          <table:table-cell table:style-name="ce17" office:value-type="string" calcext:value-type="string">
            <text:p><text:a xlink:href="https://leetcode.com/problems/odd-even-linked-list" xlink:type="simple">Odd Even Linked List</text:a></text:p>
          </table:table-cell>
          <table:table-cell table:style-name="ce24" office:value-type="string" calcext:value-type="string">
            <text:p>5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25" calcext:value-type="float">
            <text:p>525</text:p>
          </table:table-cell>
          <table:table-cell table:style-name="ce17" office:value-type="string" calcext:value-type="string">
            <text:p><text:a xlink:href="https://leetcode.com/problems/contiguous-array" xlink:type="simple">Contiguous Array</text:a></text:p>
          </table:table-cell>
          <table:table-cell table:style-name="ce24" office:value-type="string" calcext:value-type="string">
            <text:p>46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<text:a xlink:href="https://leetcode.com/problems/symmetric-tree" xlink:type="simple">Symmetric Tree</text:a><text:a xlink:href="https://leetcode.com/problems/symmetric-tree?show=1" xlink:type="simple">思路</text:a></text:p>
          </table:table-cell>
          <table:table-cell table:style-name="ce24" office:value-type="string" calcext:value-type="string">
            <text:p>5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429" calcext:value-type="float">
            <text:p>1429</text:p>
          </table:table-cell>
          <table:table-cell table:style-name="ce17" office:value-type="string" calcext:value-type="string">
            <text:p><text:a xlink:href="https://leetcode.com/problems/first-unique-number" xlink:type="simple">First Unique Number</text:a></text:p>
          </table:table-cell>
          <table:table-cell table:style-name="ce24" office:value-type="string" calcext:value-type="string">
            <text:p>52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18" calcext:value-type="float">
            <text:p>1218</text:p>
          </table:table-cell>
          <table:table-cell table:style-name="ce17" office:value-type="string" calcext:value-type="string">
            <text:p><text:a xlink:href="https://leetcode.com/problems/longest-arithmetic-subsequence-of-given-difference" xlink:type="simple">Longest Arithmetic Subsequence of Given Difference</text:a></text:p>
          </table:table-cell>
          <table:table-cell table:style-name="ce24" office:value-type="string" calcext:value-type="string">
            <text:p>51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76" calcext:value-type="float">
            <text:p>676</text:p>
          </table:table-cell>
          <table:table-cell table:style-name="ce17" office:value-type="string" calcext:value-type="string">
            <text:p><text:a xlink:href="https://leetcode.com/problems/implement-magic-dictionary" xlink:type="simple">Implement Magic Dictionary</text:a></text:p>
          </table:table-cell>
          <table:table-cell table:style-name="ce24" office:value-type="string" calcext:value-type="string">
            <text:p>56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<text:a xlink:href="https://leetcode.com/problems/remove-duplicates-from-sorted-array" xlink:type="simple">Remove Duplicates from Sorted Array</text:a><text:a xlink:href="https://labuladong.github.io/article/?qno=26" xlink:type="simple">题解</text:a></text:p>
          </table:table-cell>
          <table:table-cell table:style-name="ce24" office:value-type="string" calcext:value-type="string">
            <text:p>48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99" calcext:value-type="float">
            <text:p>1099</text:p>
          </table:table-cell>
          <table:table-cell table:style-name="ce17" office:value-type="string" calcext:value-type="string">
            <text:p><text:a xlink:href="https://leetcode.com/problems/two-sum-less-than-k" xlink:type="simple">Two Sum Less Than K</text:a><text:a xlink:href="https://leetcode.com/problems/two-sum-less-than-k?show=1" xlink:type="simple">思路</text:a></text:p>
          </table:table-cell>
          <table:table-cell table:style-name="ce24" office:value-type="string" calcext:value-type="string">
            <text:p>60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48" calcext:value-type="float">
            <text:p>448</text:p>
          </table:table-cell>
          <table:table-cell table:style-name="ce17" office:value-type="string" calcext:value-type="string">
            <text:p><text:a xlink:href="https://leetcode.com/problems/find-all-numbers-disappeared-in-an-array" xlink:type="simple">Find All Numbers Disappeared in an Array</text:a></text:p>
          </table:table-cell>
          <table:table-cell table:style-name="ce24" office:value-type="string" calcext:value-type="string">
            <text:p>59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35" calcext:value-type="float">
            <text:p>435</text:p>
          </table:table-cell>
          <table:table-cell table:style-name="ce17" office:value-type="string" calcext:value-type="string">
            <text:p><text:a xlink:href="https://leetcode.com/problems/non-overlapping-intervals" xlink:type="simple">Non-overlapping Intervals</text:a><text:a xlink:href="https://labuladong.github.io/article/?qno=435" xlink:type="simple">题解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89" calcext:value-type="float">
            <text:p>1789</text:p>
          </table:table-cell>
          <table:table-cell table:style-name="ce17" office:value-type="string" calcext:value-type="string">
            <text:p><text:a xlink:href="https://leetcode.com/problems/primary-department-for-each-employee" xlink:type="simple">Primary Department for Each Employee</text:a></text:p>
          </table:table-cell>
          <table:table-cell table:style-name="ce24" office:value-type="string" calcext:value-type="string">
            <text:p>79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40" calcext:value-type="float">
            <text:p>1640</text:p>
          </table:table-cell>
          <table:table-cell table:style-name="ce17" office:value-type="string" calcext:value-type="string">
            <text:p><text:a xlink:href="https://leetcode.com/problems/check-array-formation-through-concatenation" xlink:type="simple">Check Array Formation Through Concatenation</text:a></text:p>
          </table:table-cell>
          <table:table-cell table:style-name="ce24" office:value-type="string" calcext:value-type="string">
            <text:p>55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925" calcext:value-type="float">
            <text:p>1925</text:p>
          </table:table-cell>
          <table:table-cell table:style-name="ce17" office:value-type="string" calcext:value-type="string">
            <text:p><text:a xlink:href="https://leetcode.com/problems/count-square-sum-triples" xlink:type="simple">Count Square Sum Triples</text:a></text:p>
          </table:table-cell>
          <table:table-cell table:style-name="ce24" office:value-type="string" calcext:value-type="string">
            <text:p>6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31" calcext:value-type="float">
            <text:p>1331</text:p>
          </table:table-cell>
          <table:table-cell table:style-name="ce17" office:value-type="string" calcext:value-type="string">
            <text:p><text:a xlink:href="https://leetcode.com/problems/rank-transform-of-an-array" xlink:type="simple">Rank Transform of an Array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67" calcext:value-type="float">
            <text:p>267</text:p>
          </table:table-cell>
          <table:table-cell table:style-name="ce17" office:value-type="string" calcext:value-type="string">
            <text:p><text:a xlink:href="https://leetcode.com/problems/palindrome-permutation-ii" xlink:type="simple">Palindrome Permutation II</text:a></text:p>
          </table:table-cell>
          <table:table-cell table:style-name="ce24" office:value-type="string" calcext:value-type="string">
            <text:p>3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6" calcext:value-type="float">
            <text:p>316</text:p>
          </table:table-cell>
          <table:table-cell table:style-name="ce17" office:value-type="string" calcext:value-type="string">
            <text:p><text:a xlink:href="https://leetcode.com/problems/remove-duplicate-letters" xlink:type="simple">Remove Duplicate Letters</text:a><text:a xlink:href="https://labuladong.github.io/article/?qno=316" xlink:type="simple">题解</text:a></text:p>
          </table:table-cell>
          <table:table-cell table:style-name="ce24" office:value-type="string" calcext:value-type="string">
            <text:p>43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40" calcext:value-type="float">
            <text:p>540</text:p>
          </table:table-cell>
          <table:table-cell table:style-name="ce17" office:value-type="string" calcext:value-type="string">
            <text:p><text:a xlink:href="https://leetcode.com/problems/single-element-in-a-sorted-array" xlink:type="simple">Single Element in a Sorted Array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08" calcext:value-type="float">
            <text:p>1008</text:p>
          </table:table-cell>
          <table:table-cell table:style-name="ce17" office:value-type="string" calcext:value-type="string">
            <text:p><text:a xlink:href="https://leetcode.com/problems/construct-binary-search-tree-from-preorder-traversal" xlink:type="simple">Construct Binary Search Tree from Preorder Traversal</text:a><text:a xlink:href="https://leetcode.com/problems/construct-binary-search-tree-from-preorder-traversal?show=1" xlink:type="simple">思路</text:a></text:p>
          </table:table-cell>
          <table:table-cell table:style-name="ce24" office:value-type="string" calcext:value-type="string">
            <text:p>8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<text:a xlink:href="https://leetcode.com/problems/plus-one" xlink:type="simple">Plus One</text:a></text:p>
          </table:table-cell>
          <table:table-cell table:style-name="ce24" office:value-type="string" calcext:value-type="string">
            <text:p>42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03" calcext:value-type="float">
            <text:p>503</text:p>
          </table:table-cell>
          <table:table-cell table:style-name="ce17" office:value-type="string" calcext:value-type="string">
            <text:p><text:a xlink:href="https://leetcode.com/problems/next-greater-element-ii" xlink:type="simple">Next Greater Element II</text:a><text:a xlink:href="https://labuladong.github.io/article/?qno=503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88" calcext:value-type="float">
            <text:p>1288</text:p>
          </table:table-cell>
          <table:table-cell table:style-name="ce17" office:value-type="string" calcext:value-type="string">
            <text:p><text:a xlink:href="https://leetcode.com/problems/remove-covered-intervals" xlink:type="simple">Remove Covered Intervals</text:a><text:a xlink:href="https://labuladong.github.io/article/?qno=1288" xlink:type="simple">题解</text:a></text:p>
          </table:table-cell>
          <table:table-cell table:style-name="ce24" office:value-type="string" calcext:value-type="string">
            <text:p>5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59" calcext:value-type="float">
            <text:p>759</text:p>
          </table:table-cell>
          <table:table-cell table:style-name="ce17" office:value-type="string" calcext:value-type="string">
            <text:p><text:a xlink:href="https://leetcode.com/problems/employee-free-time" xlink:type="simple">Employee Free Time</text:a></text:p>
          </table:table-cell>
          <table:table-cell table:style-name="ce24" office:value-type="string" calcext:value-type="string">
            <text:p>71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23" calcext:value-type="float">
            <text:p>2023</text:p>
          </table:table-cell>
          <table:table-cell table:style-name="ce17" office:value-type="string" calcext:value-type="string">
            <text:p><text:a xlink:href="https://leetcode.com/problems/number-of-pairs-of-strings-with-concatenation-equal-to-target" xlink:type="simple">Number of Pairs of Strings With Concatenation Equal to Target</text:a></text:p>
          </table:table-cell>
          <table:table-cell table:style-name="ce24" office:value-type="string" calcext:value-type="string">
            <text:p>73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38" calcext:value-type="float">
            <text:p>1038</text:p>
          </table:table-cell>
          <table:table-cell table:style-name="ce17" office:value-type="string" calcext:value-type="string">
            <text:p><text:a xlink:href="https://leetcode.com/problems/binary-search-tree-to-greater-sum-tree" xlink:type="simple">Binary Search Tree to Greater Sum Tree</text:a><text:a xlink:href="https://labuladong.github.io/article/?qno=1038" xlink:type="simple">题解</text:a></text:p>
          </table:table-cell>
          <table:table-cell table:style-name="ce24" office:value-type="string" calcext:value-type="string">
            <text:p>8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92" calcext:value-type="float">
            <text:p>692</text:p>
          </table:table-cell>
          <table:table-cell table:style-name="ce17" office:value-type="string" calcext:value-type="string">
            <text:p><text:a xlink:href="https://leetcode.com/problems/top-k-frequent-words" xlink:type="simple">Top K Frequent Words</text:a></text:p>
          </table:table-cell>
          <table:table-cell table:style-name="ce24" office:value-type="string" calcext:value-type="string">
            <text:p>54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10" calcext:value-type="float">
            <text:p>510</text:p>
          </table:table-cell>
          <table:table-cell table:style-name="ce17" office:value-type="string" calcext:value-type="string">
            <text:p><text:a xlink:href="https://leetcode.com/problems/inorder-successor-in-bst-ii" xlink:type="simple">Inorder Successor in BST II</text:a><text:a xlink:href="https://leetcode.com/problems/inorder-successor-in-bst-ii?show=1" xlink:type="simple">思路</text:a></text:p>
          </table:table-cell>
          <table:table-cell table:style-name="ce24" office:value-type="string" calcext:value-type="string">
            <text:p>61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41" calcext:value-type="float">
            <text:p>341</text:p>
          </table:table-cell>
          <table:table-cell table:style-name="ce17" office:value-type="string" calcext:value-type="string">
            <text:p><text:a xlink:href="https://leetcode.com/problems/flatten-nested-list-iterator" xlink:type="simple">Flatten Nested List Iterator</text:a><text:a xlink:href="https://labuladong.github.io/article/?qno=341" xlink:type="simple">题解</text:a></text:p>
          </table:table-cell>
          <table:table-cell table:style-name="ce24" office:value-type="string" calcext:value-type="string">
            <text:p>5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<text:a xlink:href="https://leetcode.com/problems/n-queens" xlink:type="simple">N-Queens</text:a><text:a xlink:href="https://labuladong.github.io/article/?qno=51" xlink:type="simple">题解</text:a></text:p>
          </table:table-cell>
          <table:table-cell table:style-name="ce24" office:value-type="string" calcext:value-type="string">
            <text:p>57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572" calcext:value-type="float">
            <text:p>572</text:p>
          </table:table-cell>
          <table:table-cell table:style-name="ce17" office:value-type="string" calcext:value-type="string">
            <text:p><text:a xlink:href="https://leetcode.com/problems/subtree-of-another-tree" xlink:type="simple">Subtree of Another Tree</text:a><text:a xlink:href="https://leetcode.com/problems/subtree-of-another-tree?show=1" xlink:type="simple">思路</text:a></text:p>
          </table:table-cell>
          <table:table-cell table:style-name="ce24" office:value-type="string" calcext:value-type="string">
            <text:p>4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90" calcext:value-type="float">
            <text:p>2090</text:p>
          </table:table-cell>
          <table:table-cell table:style-name="ce17" office:value-type="string" calcext:value-type="string">
            <text:p><text:a xlink:href="https://leetcode.com/problems/k-radius-subarray-averages" xlink:type="simple">K Radius Subarray Averages</text:a></text:p>
          </table:table-cell>
          <table:table-cell table:style-name="ce24" office:value-type="string" calcext:value-type="string">
            <text:p>40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59" calcext:value-type="float">
            <text:p>859</text:p>
          </table:table-cell>
          <table:table-cell table:style-name="ce17" office:value-type="string" calcext:value-type="string">
            <text:p><text:a xlink:href="https://leetcode.com/problems/buddy-strings" xlink:type="simple">Buddy Strings</text:a></text:p>
          </table:table-cell>
          <table:table-cell table:style-name="ce24" office:value-type="string" calcext:value-type="string">
            <text:p>28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17" office:value-type="string" calcext:value-type="string">
            <text:p><text:a xlink:href="https://leetcode.com/problems/sliding-window-maximum" xlink:type="simple">Sliding Window Maximum</text:a><text:a xlink:href="https://labuladong.github.io/article/?qno=239" xlink:type="simple">题解</text:a></text:p>
          </table:table-cell>
          <table:table-cell table:style-name="ce24" office:value-type="string" calcext:value-type="string">
            <text:p>46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<text:a xlink:href="https://leetcode.com/problems/set-matrix-zeroes" xlink:type="simple">Set Matrix Zeroes</text:a></text:p>
          </table:table-cell>
          <table:table-cell table:style-name="ce24" office:value-type="string" calcext:value-type="string">
            <text:p>4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<text:a xlink:href="https://leetcode.com/problems/jump-game" xlink:type="simple">Jump Game</text:a><text:a xlink:href="https://labuladong.github.io/article/?qno=55" xlink:type="simple">题解</text:a></text:p>
          </table:table-cell>
          <table:table-cell table:style-name="ce24" office:value-type="string" calcext:value-type="string">
            <text:p>3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<text:a xlink:href="https://leetcode.com/problems/populating-next-right-pointers-in-each-node-ii" xlink:type="simple">Populating Next Right Pointers in Each Node II</text:a><text:a xlink:href="https://leetcode.com/problems/populating-next-right-pointers-in-each-node-ii?show=1" xlink:type="simple">思路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<text:a xlink:href="https://leetcode.com/problems/text-justification" xlink:type="simple">Text Justification</text:a></text:p>
          </table:table-cell>
          <table:table-cell table:style-name="ce24" office:value-type="string" calcext:value-type="string">
            <text:p>34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17" office:value-type="string" calcext:value-type="string">
            <text:p><text:a xlink:href="https://leetcode.com/problems/minimum-size-subarray-sum" xlink:type="simple">Minimum Size Subarray Sum</text:a></text:p>
          </table:table-cell>
          <table:table-cell table:style-name="ce24" office:value-type="string" calcext:value-type="string">
            <text:p>4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74" calcext:value-type="float">
            <text:p>974</text:p>
          </table:table-cell>
          <table:table-cell table:style-name="ce17" office:value-type="string" calcext:value-type="string">
            <text:p><text:a xlink:href="https://leetcode.com/problems/subarray-sums-divisible-by-k" xlink:type="simple">Subarray Sums Divisible by K</text:a></text:p>
          </table:table-cell>
          <table:table-cell table:style-name="ce24" office:value-type="string" calcext:value-type="string">
            <text:p>53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4" calcext:value-type="float">
            <text:p>274</text:p>
          </table:table-cell>
          <table:table-cell table:style-name="ce17" office:value-type="string" calcext:value-type="string">
            <text:p><text:a xlink:href="https://leetcode.com/problems/h-index" xlink:type="simple">H-Index</text:a></text:p>
          </table:table-cell>
          <table:table-cell table:style-name="ce24" office:value-type="string" calcext:value-type="string">
            <text:p>37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<text:a xlink:href="https://leetcode.com/problems/reverse-nodes-in-k-group" xlink:type="simple">Reverse Nodes in k-Group</text:a><text:a xlink:href="https://labuladong.github.io/article/?qno=25" xlink:type="simple">题解</text:a></text:p>
          </table:table-cell>
          <table:table-cell table:style-name="ce24" office:value-type="string" calcext:value-type="string">
            <text:p>50.8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01" calcext:value-type="float">
            <text:p>1901</text:p>
          </table:table-cell>
          <table:table-cell table:style-name="ce17" office:value-type="string" calcext:value-type="string">
            <text:p><text:a xlink:href="https://leetcode.com/problems/find-a-peak-element-ii" xlink:type="simple">Find a Peak Element II</text:a></text:p>
          </table:table-cell>
          <table:table-cell table:style-name="ce24" office:value-type="string" calcext:value-type="string">
            <text:p>53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37" calcext:value-type="float">
            <text:p>437</text:p>
          </table:table-cell>
          <table:table-cell table:style-name="ce17" office:value-type="string" calcext:value-type="string">
            <text:p><text:a xlink:href="https://leetcode.com/problems/path-sum-iii" xlink:type="simple">Path Sum III</text:a><text:a xlink:href="https://leetcode.com/problems/path-sum-iii?show=1" xlink:type="simple">思路</text:a></text:p>
          </table:table-cell>
          <table:table-cell table:style-name="ce24" office:value-type="string" calcext:value-type="string">
            <text:p>5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63" calcext:value-type="float">
            <text:p>763</text:p>
          </table:table-cell>
          <table:table-cell table:style-name="ce17" office:value-type="string" calcext:value-type="string">
            <text:p><text:a xlink:href="https://leetcode.com/problems/partition-labels" xlink:type="simple">Partition Labels</text:a></text:p>
          </table:table-cell>
          <table:table-cell table:style-name="ce24" office:value-type="string" calcext:value-type="string">
            <text:p>79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17" office:value-type="string" calcext:value-type="string">
            <text:p><text:a xlink:href="https://leetcode.com/problems/summary-ranges" xlink:type="simple">Summary Ranges</text:a></text:p>
          </table:table-cell>
          <table:table-cell table:style-name="ce24" office:value-type="string" calcext:value-type="string">
            <text:p>46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9" calcext:value-type="float">
            <text:p>349</text:p>
          </table:table-cell>
          <table:table-cell table:style-name="ce17" office:value-type="string" calcext:value-type="string">
            <text:p><text:a xlink:href="https://leetcode.com/problems/intersection-of-two-arrays" xlink:type="simple">Intersection of Two Arrays</text:a></text:p>
          </table:table-cell>
          <table:table-cell table:style-name="ce24" office:value-type="string" calcext:value-type="string">
            <text:p>6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<text:a xlink:href="https://leetcode.com/problems/merge-two-sorted-lists" xlink:type="simple">Merge Two Sorted Lists</text:a><text:a xlink:href="https://labuladong.github.io/article/?qno=21" xlink:type="simple">题解</text:a></text:p>
          </table:table-cell>
          <table:table-cell table:style-name="ce24" office:value-type="string" calcext:value-type="string">
            <text:p>60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4" calcext:value-type="float">
            <text:p>454</text:p>
          </table:table-cell>
          <table:table-cell table:style-name="ce17" office:value-type="string" calcext:value-type="string">
            <text:p><text:a xlink:href="https://leetcode.com/problems/4sum-ii" xlink:type="simple">4Sum II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10" calcext:value-type="float">
            <text:p>610</text:p>
          </table:table-cell>
          <table:table-cell table:style-name="ce17" office:value-type="string" calcext:value-type="string">
            <text:p><text:a xlink:href="https://leetcode.com/problems/triangle-judgement" xlink:type="simple">Triangle Judgement</text:a></text:p>
          </table:table-cell>
          <table:table-cell table:style-name="ce24" office:value-type="string" calcext:value-type="string">
            <text:p>70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43" calcext:value-type="float">
            <text:p>643</text:p>
          </table:table-cell>
          <table:table-cell table:style-name="ce17" office:value-type="string" calcext:value-type="string">
            <text:p><text:a xlink:href="https://leetcode.com/problems/maximum-average-subarray-i" xlink:type="simple">Maximum Average Subarray I</text:a></text:p>
          </table:table-cell>
          <table:table-cell table:style-name="ce24" office:value-type="string" calcext:value-type="string">
            <text:p>43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16" calcext:value-type="float">
            <text:p>716</text:p>
          </table:table-cell>
          <table:table-cell table:style-name="ce17" office:value-type="string" calcext:value-type="string">
            <text:p><text:a xlink:href="https://leetcode.com/problems/max-stack" xlink:type="simple">Max Stack</text:a></text:p>
          </table:table-cell>
          <table:table-cell table:style-name="ce24" office:value-type="string" calcext:value-type="string">
            <text:p>45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68" calcext:value-type="float">
            <text:p>268</text:p>
          </table:table-cell>
          <table:table-cell table:style-name="ce17" office:value-type="string" calcext:value-type="string">
            <text:p><text:a xlink:href="https://leetcode.com/problems/missing-number" xlink:type="simple">Missing Number</text:a><text:a xlink:href="https://labuladong.github.io/article/?qno=268" xlink:type="simple">题解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3" calcext:value-type="float">
            <text:p>343</text:p>
          </table:table-cell>
          <table:table-cell table:style-name="ce17" office:value-type="string" calcext:value-type="string">
            <text:p><text:a xlink:href="https://leetcode.com/problems/integer-break" xlink:type="simple">Integer Break</text:a></text:p>
          </table:table-cell>
          <table:table-cell table:style-name="ce24" office:value-type="string" calcext:value-type="string">
            <text:p>54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17" office:value-type="string" calcext:value-type="string">
            <text:p><text:a xlink:href="https://leetcode.com/problems/maximum-gap" xlink:type="simple">Maximum Gap</text:a></text:p>
          </table:table-cell>
          <table:table-cell table:style-name="ce24" office:value-type="string" calcext:value-type="string">
            <text:p>41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https://leetcode.com/problems/two-sum" xlink:type="simple">Two Sum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97" calcext:value-type="float">
            <text:p>597</text:p>
          </table:table-cell>
          <table:table-cell table:style-name="ce17" office:value-type="string" calcext:value-type="string">
            <text:p><text:a xlink:href="https://leetcode.com/problems/friend-requests-i-overall-acceptance-rate" xlink:type="simple">Friend Requests I: Overall Acceptance Rate</text:a></text:p>
          </table:table-cell>
          <table:table-cell table:style-name="ce24" office:value-type="string" calcext:value-type="string">
            <text:p>42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09" calcext:value-type="float">
            <text:p>809</text:p>
          </table:table-cell>
          <table:table-cell table:style-name="ce17" office:value-type="string" calcext:value-type="string">
            <text:p><text:a xlink:href="https://leetcode.com/problems/expressive-words" xlink:type="simple">Expressive Words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75" calcext:value-type="float">
            <text:p>875</text:p>
          </table:table-cell>
          <table:table-cell table:style-name="ce17" office:value-type="string" calcext:value-type="string">
            <text:p><text:a xlink:href="https://leetcode.com/problems/koko-eating-bananas" xlink:type="simple">Koko Eating Bananas</text:a><text:a xlink:href="https://labuladong.github.io/article/?qno=875" xlink:type="simple">题解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17" office:value-type="string" calcext:value-type="string">
            <text:p><text:a xlink:href="https://leetcode.com/problems/word-search-ii" xlink:type="simple">Word Search II</text:a></text:p>
          </table:table-cell>
          <table:table-cell table:style-name="ce24" office:value-type="string" calcext:value-type="string">
            <text:p>38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63" calcext:value-type="float">
            <text:p>1963</text:p>
          </table:table-cell>
          <table:table-cell table:style-name="ce17" office:value-type="string" calcext:value-type="string">
            <text:p><text:a xlink:href="https://leetcode.com/problems/minimum-number-of-swaps-to-make-the-string-balanced" xlink:type="simple">Minimum Number of Swaps to Make the String Balanced</text:a></text:p>
          </table:table-cell>
          <table:table-cell table:style-name="ce24" office:value-type="string" calcext:value-type="string">
            <text:p>6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78" calcext:value-type="float">
            <text:p>278</text:p>
          </table:table-cell>
          <table:table-cell table:style-name="ce17" office:value-type="string" calcext:value-type="string">
            <text:p><text:a xlink:href="https://leetcode.com/problems/first-bad-version" xlink:type="simple">First Bad Version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52" calcext:value-type="float">
            <text:p>752</text:p>
          </table:table-cell>
          <table:table-cell table:style-name="ce17" office:value-type="string" calcext:value-type="string">
            <text:p><text:a xlink:href="https://leetcode.com/problems/open-the-lock" xlink:type="simple">Open the Lock</text:a><text:a xlink:href="https://labuladong.github.io/article/?qno=752" xlink:type="simple">题解</text:a></text:p>
          </table:table-cell>
          <table:table-cell table:style-name="ce24" office:value-type="string" calcext:value-type="string">
            <text:p>55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17" office:value-type="string" calcext:value-type="string">
            <text:p><text:a xlink:href="https://leetcode.com/problems/lowest-common-ancestor-of-a-binary-search-tree" xlink:type="simple">Lowest Common Ancestor of a Binary Search Tree</text:a><text:a xlink:href="https://labuladong.github.io/article/?qno=235" xlink:type="simple">题解</text:a></text:p>
          </table:table-cell>
          <table:table-cell table:style-name="ce24" office:value-type="string" calcext:value-type="string">
            <text:p>56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87" calcext:value-type="float">
            <text:p>787</text:p>
          </table:table-cell>
          <table:table-cell table:style-name="ce17" office:value-type="string" calcext:value-type="string">
            <text:p><text:a xlink:href="https://leetcode.com/problems/cheapest-flights-within-k-stops" xlink:type="simple">Cheapest Flights Within K Stops</text:a><text:a xlink:href="https://labuladong.github.io/article/?qno=787" xlink:type="simple">题解</text:a></text:p>
          </table:table-cell>
          <table:table-cell table:style-name="ce24" office:value-type="string" calcext:value-type="string">
            <text:p>36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<text:a xlink:href="https://leetcode.com/problems/longest-valid-parentheses" xlink:type="simple">Longest Valid Parentheses</text:a><text:a xlink:href="https://leetcode.com/problems/longest-valid-parentheses?show=1" xlink:type="simple">思路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<text:a xlink:href="https://leetcode.com/problems/permutations" xlink:type="simple">Permutations</text:a><text:a xlink:href="https://labuladong.github.io/article/?qno=46" xlink:type="simple">题解</text:a></text:p>
          </table:table-cell>
          <table:table-cell table:style-name="ce24" office:value-type="string" calcext:value-type="string">
            <text:p>72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<text:a xlink:href="https://leetcode.com/problems/combinations" xlink:type="simple">Combinations</text:a><text:a xlink:href="https://labuladong.github.io/article/?qno=77" xlink:type="simple">题解</text:a></text:p>
          </table:table-cell>
          <table:table-cell table:style-name="ce24" office:value-type="string" calcext:value-type="string">
            <text:p>63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0" calcext:value-type="float">
            <text:p>490</text:p>
          </table:table-cell>
          <table:table-cell table:style-name="ce17" office:value-type="string" calcext:value-type="string">
            <text:p><text:a xlink:href="https://leetcode.com/problems/the-maze" xlink:type="simple">The Maze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48" calcext:value-type="float">
            <text:p>648</text:p>
          </table:table-cell>
          <table:table-cell table:style-name="ce17" office:value-type="string" calcext:value-type="string">
            <text:p><text:a xlink:href="https://leetcode.com/problems/replace-words" xlink:type="simple">Replace Words</text:a><text:a xlink:href="https://labuladong.github.io/article/?qno=648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19" calcext:value-type="float">
            <text:p>1319</text:p>
          </table:table-cell>
          <table:table-cell table:style-name="ce17" office:value-type="string" calcext:value-type="string">
            <text:p><text:a xlink:href="https://leetcode.com/problems/number-of-operations-to-make-network-connected" xlink:type="simple">Number of Operations to Make Network Connected</text:a></text:p>
          </table:table-cell>
          <table:table-cell table:style-name="ce24" office:value-type="string" calcext:value-type="string">
            <text:p>5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92" calcext:value-type="float">
            <text:p>1192</text:p>
          </table:table-cell>
          <table:table-cell table:style-name="ce17" office:value-type="string" calcext:value-type="string">
            <text:p><text:a xlink:href="https://leetcode.com/problems/critical-connections-in-a-network" xlink:type="simple">Critical Connections in a Network</text:a></text:p>
          </table:table-cell>
          <table:table-cell table:style-name="ce24" office:value-type="string" calcext:value-type="string">
            <text:p>52.1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38" calcext:value-type="float">
            <text:p>438</text:p>
          </table:table-cell>
          <table:table-cell table:style-name="ce17" office:value-type="string" calcext:value-type="string">
            <text:p><text:a xlink:href="https://leetcode.com/problems/find-all-anagrams-in-a-string" xlink:type="simple">Find All Anagrams in a String</text:a><text:a xlink:href="https://labuladong.github.io/article/?qno=438" xlink:type="simple">题解</text:a></text:p>
          </table:table-cell>
          <table:table-cell table:style-name="ce24" office:value-type="string" calcext:value-type="string">
            <text:p>48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7" calcext:value-type="float">
            <text:p>387</text:p>
          </table:table-cell>
          <table:table-cell table:style-name="ce17" office:value-type="string" calcext:value-type="string">
            <text:p><text:a xlink:href="https://leetcode.com/problems/first-unique-character-in-a-string" xlink:type="simple">First Unique Character in a String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36" calcext:value-type="float">
            <text:p>336</text:p>
          </table:table-cell>
          <table:table-cell table:style-name="ce17" office:value-type="string" calcext:value-type="string">
            <text:p><text:a xlink:href="https://leetcode.com/problems/palindrome-pairs" xlink:type="simple">Palindrome Pairs</text:a></text:p>
          </table:table-cell>
          <table:table-cell table:style-name="ce24" office:value-type="string" calcext:value-type="string">
            <text:p>35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694" calcext:value-type="float">
            <text:p>694</text:p>
          </table:table-cell>
          <table:table-cell table:style-name="ce17" office:value-type="string" calcext:value-type="string">
            <text:p><text:a xlink:href="https://leetcode.com/problems/number-of-distinct-islands" xlink:type="simple">Number of Distinct Islands</text:a><text:a xlink:href="https://labuladong.github.io/article/?qno=694" xlink:type="simple">题解</text:a></text:p>
          </table:table-cell>
          <table:table-cell table:style-name="ce24" office:value-type="string" calcext:value-type="string">
            <text:p>59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0" calcext:value-type="float">
            <text:p>980</text:p>
          </table:table-cell>
          <table:table-cell table:style-name="ce17" office:value-type="string" calcext:value-type="string">
            <text:p><text:a xlink:href="https://leetcode.com/problems/unique-paths-iii" xlink:type="simple">Unique Paths III</text:a></text:p>
          </table:table-cell>
          <table:table-cell table:style-name="ce24" office:value-type="string" calcext:value-type="string">
            <text:p>79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59" calcext:value-type="float">
            <text:p>259</text:p>
          </table:table-cell>
          <table:table-cell table:style-name="ce17" office:value-type="string" calcext:value-type="string">
            <text:p><text:a xlink:href="https://leetcode.com/problems/3sum-smaller" xlink:type="simple">3Sum Smaller</text:a><text:a xlink:href="https://leetcode.com/problems/3sum-smaller?show=1" xlink:type="simple">思路</text:a></text:p>
          </table:table-cell>
          <table:table-cell table:style-name="ce24" office:value-type="string" calcext:value-type="string">
            <text:p>50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96" calcext:value-type="float">
            <text:p>496</text:p>
          </table:table-cell>
          <table:table-cell table:style-name="ce17" office:value-type="string" calcext:value-type="string">
            <text:p><text:a xlink:href="https://leetcode.com/problems/next-greater-element-i" xlink:type="simple">Next Greater Element I</text:a><text:a xlink:href="https://labuladong.github.io/article/?qno=496" xlink:type="simple">题解</text:a></text:p>
          </table:table-cell>
          <table:table-cell table:style-name="ce24" office:value-type="string" calcext:value-type="string">
            <text:p>69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<text:a xlink:href="https://leetcode.com/problems/subsets-ii" xlink:type="simple">Subsets II</text:a><text:a xlink:href="https://labuladong.github.io/article/?qno=90" xlink:type="simple">题解</text:a></text:p>
          </table:table-cell>
          <table:table-cell table:style-name="ce24" office:value-type="string" calcext:value-type="string">
            <text:p>53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43" calcext:value-type="float">
            <text:p>443</text:p>
          </table:table-cell>
          <table:table-cell table:style-name="ce17" office:value-type="string" calcext:value-type="string">
            <text:p><text:a xlink:href="https://leetcode.com/problems/string-compression" xlink:type="simple">String Compression</text:a></text:p>
          </table:table-cell>
          <table:table-cell table:style-name="ce24" office:value-type="string" calcext:value-type="string">
            <text:p>47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26" calcext:value-type="float">
            <text:p>1926</text:p>
          </table:table-cell>
          <table:table-cell table:style-name="ce17" office:value-type="string" calcext:value-type="string">
            <text:p><text:a xlink:href="https://leetcode.com/problems/nearest-exit-from-entrance-in-maze" xlink:type="simple">Nearest Exit from Entrance in Maze</text:a></text:p>
          </table:table-cell>
          <table:table-cell table:style-name="ce24" office:value-type="string" calcext:value-type="string">
            <text:p>4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<text:a xlink:href="https://leetcode.com/problems/count-and-say" xlink:type="simple">Count and Say</text:a></text:p>
          </table:table-cell>
          <table:table-cell table:style-name="ce24" office:value-type="string" calcext:value-type="string">
            <text:p>4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2" calcext:value-type="float">
            <text:p>1202</text:p>
          </table:table-cell>
          <table:table-cell table:style-name="ce17" office:value-type="string" calcext:value-type="string">
            <text:p><text:a xlink:href="https://leetcode.com/problems/smallest-string-with-swaps" xlink:type="simple">Smallest String With Swaps</text:a></text:p>
          </table:table-cell>
          <table:table-cell table:style-name="ce24" office:value-type="string" calcext:value-type="string">
            <text:p>52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2" calcext:value-type="float">
            <text:p>662</text:p>
          </table:table-cell>
          <table:table-cell table:style-name="ce17" office:value-type="string" calcext:value-type="string">
            <text:p><text:a xlink:href="https://leetcode.com/problems/maximum-width-of-binary-tree" xlink:type="simple">Maximum Width of Binary Tree</text:a><text:a xlink:href="https://leetcode.com/problems/maximum-width-of-binary-tree?show=1" xlink:type="simple">思路</text:a></text:p>
          </table:table-cell>
          <table:table-cell table:style-name="ce24" office:value-type="string" calcext:value-type="string">
            <text:p>40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63" calcext:value-type="float">
            <text:p>263</text:p>
          </table:table-cell>
          <table:table-cell table:style-name="ce17" office:value-type="string" calcext:value-type="string">
            <text:p><text:a xlink:href="https://leetcode.com/problems/ugly-number" xlink:type="simple">Ugly Number</text:a></text:p>
          </table:table-cell>
          <table:table-cell table:style-name="ce24" office:value-type="string" calcext:value-type="string">
            <text:p>41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94" calcext:value-type="float">
            <text:p>1094</text:p>
          </table:table-cell>
          <table:table-cell table:style-name="ce17" office:value-type="string" calcext:value-type="string">
            <text:p><text:a xlink:href="https://leetcode.com/problems/car-pooling" xlink:type="simple">Car Pooling</text:a><text:a xlink:href="https://labuladong.github.io/article/?qno=1094" xlink:type="simple">题解</text:a></text:p>
          </table:table-cell>
          <table:table-cell table:style-name="ce24" office:value-type="string" calcext:value-type="string">
            <text:p>5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34" calcext:value-type="float">
            <text:p>334</text:p>
          </table:table-cell>
          <table:table-cell table:style-name="ce17" office:value-type="string" calcext:value-type="string">
            <text:p><text:a xlink:href="https://leetcode.com/problems/increasing-triplet-subsequence" xlink:type="simple">Increasing Triplet Subsequence</text:a></text:p>
          </table:table-cell>
          <table:table-cell table:style-name="ce24" office:value-type="string" calcext:value-type="string">
            <text:p>4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09" calcext:value-type="float">
            <text:p>1909</text:p>
          </table:table-cell>
          <table:table-cell table:style-name="ce17" office:value-type="string" calcext:value-type="string">
            <text:p><text:a xlink:href="https://leetcode.com/problems/remove-one-element-to-make-the-array-strictly-increasing" xlink:type="simple">Remove One Element to Make the Array Strictly Increasing</text:a></text:p>
          </table:table-cell>
          <table:table-cell table:style-name="ce24" office:value-type="string" calcext:value-type="string">
            <text:p>2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4" calcext:value-type="float">
            <text:p>1044</text:p>
          </table:table-cell>
          <table:table-cell table:style-name="ce17" office:value-type="string" calcext:value-type="string">
            <text:p><text:a xlink:href="https://leetcode.com/problems/longest-duplicate-substring" xlink:type="simple">Longest Duplicate Substring</text:a></text:p>
          </table:table-cell>
          <table:table-cell table:style-name="ce24" office:value-type="string" calcext:value-type="string">
            <text:p>31.2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108" calcext:value-type="float">
            <text:p>1108</text:p>
          </table:table-cell>
          <table:table-cell table:style-name="ce17" office:value-type="string" calcext:value-type="string">
            <text:p><text:a xlink:href="https://leetcode.com/problems/defanging-an-ip-address" xlink:type="simple">Defanging an IP Address</text:a></text:p>
          </table:table-cell>
          <table:table-cell table:style-name="ce24" office:value-type="string" calcext:value-type="string">
            <text:p>89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<text:a xlink:href="https://leetcode.com/problems/path-sum-ii" xlink:type="simple">Path Sum II</text:a><text:a xlink:href="https://leetcode.com/problems/path-sum-ii?show=1" xlink:type="simple">思路</text:a></text:p>
          </table:table-cell>
          <table:table-cell table:style-name="ce24" office:value-type="string" calcext:value-type="string">
            <text:p>5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17" office:value-type="string" calcext:value-type="string">
            <text:p><text:a xlink:href="https://leetcode.com/problems/valid-anagram" xlink:type="simple">Valid Anagram</text:a></text:p>
          </table:table-cell>
          <table:table-cell table:style-name="ce24" office:value-type="string" calcext:value-type="string">
            <text:p>61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<text:a xlink:href="https://leetcode.com/problems/first-missing-positive" xlink:type="simple">First Missing Positive</text:a></text:p>
          </table:table-cell>
          <table:table-cell table:style-name="ce24" office:value-type="string" calcext:value-type="string">
            <text:p>35.9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17" office:value-type="string" calcext:value-type="string">
            <text:p><text:a xlink:href="https://leetcode.com/problems/course-schedule-ii" xlink:type="simple">Course Schedule II</text:a><text:a xlink:href="https://labuladong.github.io/article/?qno=210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79" calcext:value-type="float">
            <text:p>979</text:p>
          </table:table-cell>
          <table:table-cell table:style-name="ce17" office:value-type="string" calcext:value-type="string">
            <text:p><text:a xlink:href="https://leetcode.com/problems/distribute-coins-in-binary-tree" xlink:type="simple">Distribute Coins in Binary Tree</text:a><text:a xlink:href="https://leetcode.com/problems/distribute-coins-in-binary-tree?show=1" xlink:type="simple">思路</text:a></text:p>
          </table:table-cell>
          <table:table-cell table:style-name="ce24" office:value-type="string" calcext:value-type="string">
            <text:p>71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17" office:value-type="string" calcext:value-type="string">
            <text:p><text:a xlink:href="https://leetcode.com/problems/kth-smallest-element-in-a-bst" xlink:type="simple">Kth Smallest Element in a BST</text:a><text:a xlink:href="https://labuladong.github.io/article/?qno=230" xlink:type="simple">题解</text:a></text:p>
          </table:table-cell>
          <table:table-cell table:style-name="ce24" office:value-type="string" calcext:value-type="string">
            <text:p>6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95" calcext:value-type="float">
            <text:p>895</text:p>
          </table:table-cell>
          <table:table-cell table:style-name="ce17" office:value-type="string" calcext:value-type="string">
            <text:p><text:a xlink:href="https://leetcode.com/problems/maximum-frequency-stack" xlink:type="simple">Maximum Frequency Stack</text:a><text:a xlink:href="https://labuladong.github.io/article/?qno=895" xlink:type="simple">题解</text:a></text:p>
          </table:table-cell>
          <table:table-cell table:style-name="ce24" office:value-type="string" calcext:value-type="string">
            <text:p>66.4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323" calcext:value-type="float">
            <text:p>323</text:p>
          </table:table-cell>
          <table:table-cell table:style-name="ce17" office:value-type="string" calcext:value-type="string">
            <text:p><text:a xlink:href="https://leetcode.com/problems/number-of-connected-components-in-an-undirected-graph" xlink:type="simple">Number of Connected Components in an Undirected Graph</text:a><text:a xlink:href="https://labuladong.github.io/article/?qno=323" xlink:type="simple">题解</text:a></text:p>
          </table:table-cell>
          <table:table-cell table:style-name="ce24" office:value-type="string" calcext:value-type="string">
            <text:p>61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17" office:value-type="string" calcext:value-type="string">
            <text:p><text:a xlink:href="https://leetcode.com/problems/largest-number" xlink:type="simple">Largest Number</text:a></text:p>
          </table:table-cell>
          <table:table-cell table:style-name="ce24" office:value-type="string" calcext:value-type="string">
            <text:p>32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13" calcext:value-type="float">
            <text:p>713</text:p>
          </table:table-cell>
          <table:table-cell table:style-name="ce17" office:value-type="string" calcext:value-type="string">
            <text:p><text:a xlink:href="https://leetcode.com/problems/subarray-product-less-than-k" xlink:type="simple">Subarray Product Less Than K</text:a></text:p>
          </table:table-cell>
          <table:table-cell table:style-name="ce24" office:value-type="string" calcext:value-type="string">
            <text:p>43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93" calcext:value-type="float">
            <text:p>993</text:p>
          </table:table-cell>
          <table:table-cell table:style-name="ce17" office:value-type="string" calcext:value-type="string">
            <text:p><text:a xlink:href="https://leetcode.com/problems/cousins-in-binary-tree" xlink:type="simple">Cousins in Binary Tree</text:a><text:a xlink:href="https://leetcode.com/problems/cousins-in-binary-tree?show=1" xlink:type="simple">思路</text:a></text:p>
          </table:table-cell>
          <table:table-cell table:style-name="ce24" office:value-type="string" calcext:value-type="string">
            <text:p>53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2" calcext:value-type="float">
            <text:p>452</text:p>
          </table:table-cell>
          <table:table-cell table:style-name="ce17" office:value-type="string" calcext:value-type="string">
            <text:p><text:a xlink:href="https://leetcode.com/problems/minimum-number-of-arrows-to-burst-balloons" xlink:type="simple">Minimum Number of Arrows to Burst Balloons</text:a><text:a xlink:href="https://labuladong.github.io/article/?qno=452" xlink:type="simple">题解</text:a></text:p>
          </table:table-cell>
          <table:table-cell table:style-name="ce24" office:value-type="string" calcext:value-type="string">
            <text:p>52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69" calcext:value-type="float">
            <text:p>669</text:p>
          </table:table-cell>
          <table:table-cell table:style-name="ce17" office:value-type="string" calcext:value-type="string">
            <text:p><text:a xlink:href="https://leetcode.com/problems/trim-a-binary-search-tree" xlink:type="simple">Trim a Binary Search Tree</text:a><text:a xlink:href="https://leetcode.com/problems/trim-a-binary-search-tree?show=1" xlink:type="simple">思路</text:a></text:p>
          </table:table-cell>
          <table:table-cell table:style-name="ce24" office:value-type="string" calcext:value-type="string">
            <text:p>6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17" office:value-type="string" calcext:value-type="string">
            <text:p><text:a xlink:href="https://leetcode.com/problems/find-minimum-in-rotated-sorted-array" xlink:type="simple">Find Minimum in Rotated Sorted Array</text:a></text:p>
          </table:table-cell>
          <table:table-cell table:style-name="ce24" office:value-type="string" calcext:value-type="string">
            <text:p>4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1" calcext:value-type="float">
            <text:p>371</text:p>
          </table:table-cell>
          <table:table-cell table:style-name="ce17" office:value-type="string" calcext:value-type="string">
            <text:p><text:a xlink:href="https://leetcode.com/problems/sum-of-two-integers" xlink:type="simple">Sum of Two Integers</text:a></text:p>
          </table:table-cell>
          <table:table-cell table:style-name="ce24" office:value-type="string" calcext:value-type="string">
            <text:p>50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<text:a xlink:href="https://leetcode.com/problems/largest-rectangle-in-histogram" xlink:type="simple">Largest Rectangle in Histogram</text:a></text:p>
          </table:table-cell>
          <table:table-cell table:style-name="ce24" office:value-type="string" calcext:value-type="string">
            <text:p>40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614" calcext:value-type="float">
            <text:p>1614</text:p>
          </table:table-cell>
          <table:table-cell table:style-name="ce17" office:value-type="string" calcext:value-type="string">
            <text:p><text:a xlink:href="https://leetcode.com/problems/maximum-nesting-depth-of-the-parentheses" xlink:type="simple">Maximum Nesting Depth of the Parentheses</text:a></text:p>
          </table:table-cell>
          <table:table-cell table:style-name="ce24" office:value-type="string" calcext:value-type="string">
            <text:p>83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77" calcext:value-type="float">
            <text:p>277</text:p>
          </table:table-cell>
          <table:table-cell table:style-name="ce17" office:value-type="string" calcext:value-type="string">
            <text:p><text:a xlink:href="https://leetcode.com/problems/find-the-celebrity" xlink:type="simple">Find the Celebrity</text:a><text:a xlink:href="https://labuladong.github.io/article/?qno=277" xlink:type="simple">题解</text:a></text:p>
          </table:table-cell>
          <table:table-cell table:style-name="ce24" office:value-type="string" calcext:value-type="string">
            <text:p>46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<text:a xlink:href="https://leetcode.com/problems/validate-binary-search-tree" xlink:type="simple">Validate Binary Search Tree</text:a><text:a xlink:href="https://labuladong.github.io/article/?qno=98" xlink:type="simple">题解</text:a></text:p>
          </table:table-cell>
          <table:table-cell table:style-name="ce24" office:value-type="string" calcext:value-type="string">
            <text:p>3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50" calcext:value-type="float">
            <text:p>450</text:p>
          </table:table-cell>
          <table:table-cell table:style-name="ce17" office:value-type="string" calcext:value-type="string">
            <text:p><text:a xlink:href="https://leetcode.com/problems/delete-node-in-a-bst" xlink:type="simple">Delete Node in a BST</text:a><text:a xlink:href="https://labuladong.github.io/article/?qno=450" xlink:type="simple">题解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<text:a xlink:href="https://leetcode.com/problems/maximum-subarray" xlink:type="simple">Maximum Subarray</text:a><text:a xlink:href="https://labuladong.github.io/article/?qno=53" xlink:type="simple">题解</text:a></text:p>
          </table:table-cell>
          <table:table-cell table:style-name="ce24" office:value-type="string" calcext:value-type="string">
            <text:p>49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<text:a xlink:href="https://leetcode.com/problems/median-of-two-sorted-arrays" xlink:type="simple">Median of Two Sorted Arrays</text:a></text:p>
          </table:table-cell>
          <table:table-cell table:style-name="ce24" office:value-type="string" calcext:value-type="string">
            <text:p>34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748" calcext:value-type="float">
            <text:p>1748</text:p>
          </table:table-cell>
          <table:table-cell table:style-name="ce17" office:value-type="string" calcext:value-type="string">
            <text:p><text:a xlink:href="https://leetcode.com/problems/sum-of-unique-elements" xlink:type="simple">Sum of Unique Elements</text:a></text:p>
          </table:table-cell>
          <table:table-cell table:style-name="ce24" office:value-type="string" calcext:value-type="string">
            <text:p>75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<text:a xlink:href="https://leetcode.com/problems/container-with-most-water" xlink:type="simple">Container With Most Water</text:a><text:a xlink:href="https://labuladong.github.io/article/?qno=11" xlink:type="simple">题解</text:a></text:p>
          </table:table-cell>
          <table:table-cell table:style-name="ce24" office:value-type="string" calcext:value-type="string">
            <text:p>53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<text:a xlink:href="https://leetcode.com/problems/4sum" xlink:type="simple">4Sum</text:a><text:a xlink:href="https://labuladong.github.io/article/?qno=18" xlink:type="simple">题解</text:a></text:p>
          </table:table-cell>
          <table:table-cell table:style-name="ce24" office:value-type="string" calcext:value-type="string">
            <text:p>37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<text:a xlink:href="https://leetcode.com/problems/best-time-to-buy-and-sell-stock-ii" xlink:type="simple">Best Time to Buy and Sell Stock II</text:a><text:a xlink:href="https://labuladong.github.io/article/?qno=122" xlink:type="simple">题解</text:a></text:p>
          </table:table-cell>
          <table:table-cell table:style-name="ce24" office:value-type="string" calcext:value-type="string">
            <text:p>61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<text:a xlink:href="https://leetcode.com/problems/path-sum" xlink:type="simple">Path Sum</text:a><text:a xlink:href="https://leetcode.com/problems/path-sum?show=1" xlink:type="simple">思路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<text:a xlink:href="https://leetcode.com/problems/insert-interval" xlink:type="simple">Insert Interval</text:a></text:p>
          </table:table-cell>
          <table:table-cell table:style-name="ce24" office:value-type="string" calcext:value-type="string">
            <text:p>37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60" calcext:value-type="float">
            <text:p>460</text:p>
          </table:table-cell>
          <table:table-cell table:style-name="ce17" office:value-type="string" calcext:value-type="string">
            <text:p><text:a xlink:href="https://leetcode.com/problems/lfu-cache" xlink:type="simple">LFU Cache</text:a><text:a xlink:href="https://labuladong.github.io/article/?qno=460" xlink:type="simple">题解</text:a></text:p>
          </table:table-cell>
          <table:table-cell table:style-name="ce24" office:value-type="string" calcext:value-type="string">
            <text:p>39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<text:a xlink:href="https://leetcode.com/problems/combination-sum-ii" xlink:type="simple">Combination Sum II</text:a><text:a xlink:href="https://labuladong.github.io/article/?qno=40" xlink:type="simple">题解</text:a></text:p>
          </table:table-cell>
          <table:table-cell table:style-name="ce24" office:value-type="string" calcext:value-type="string">
            <text:p>5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<text:a xlink:href="https://leetcode.com/problems/permutation-sequence" xlink:type="simple">Permutation Sequence</text:a></text:p>
          </table:table-cell>
          <table:table-cell table:style-name="ce24" office:value-type="string" calcext:value-type="string">
            <text:p>42.0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985" calcext:value-type="float">
            <text:p>1985</text:p>
          </table:table-cell>
          <table:table-cell table:style-name="ce17" office:value-type="string" calcext:value-type="string">
            <text:p><text:a xlink:href="https://leetcode.com/problems/find-the-kth-largest-integer-in-the-array" xlink:type="simple">Find the Kth Largest Integer in the Array</text:a></text:p>
          </table:table-cell>
          <table:table-cell table:style-name="ce24" office:value-type="string" calcext:value-type="string">
            <text:p>44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832" calcext:value-type="float">
            <text:p>1832</text:p>
          </table:table-cell>
          <table:table-cell table:style-name="ce17" office:value-type="string" calcext:value-type="string">
            <text:p><text:a xlink:href="https://leetcode.com/problems/check-if-the-sentence-is-pangram" xlink:type="simple">Check if the Sentence Is Pangram</text:a></text:p>
          </table:table-cell>
          <table:table-cell table:style-name="ce24" office:value-type="string" calcext:value-type="string">
            <text:p>81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<text:a xlink:href="https://leetcode.com/problems/longest-increasing-subsequence" xlink:type="simple">Longest Increasing Subsequence</text:a><text:a xlink:href="https://labuladong.github.io/article/?qno=300" xlink:type="simple">题解</text:a></text:p>
          </table:table-cell>
          <table:table-cell table:style-name="ce24" office:value-type="string" calcext:value-type="string">
            <text:p>49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<text:a xlink:href="https://leetcode.com/problems/remove-duplicates-from-sorted-list" xlink:type="simple">Remove Duplicates from Sorted List</text:a><text:a xlink:href="https://labuladong.github.io/article/?qno=83" xlink:type="simple">题解</text:a></text:p>
          </table:table-cell>
          <table:table-cell table:style-name="ce24" office:value-type="string" calcext:value-type="string">
            <text:p>48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<text:a xlink:href="https://leetcode.com/problems/sort-colors" xlink:type="simple">Sort Colors</text:a></text:p>
          </table:table-cell>
          <table:table-cell table:style-name="ce24" office:value-type="string" calcext:value-type="string">
            <text:p>54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<text:a xlink:href="https://leetcode.com/problems/restore-ip-addresses" xlink:type="simple">Restore IP Addresses</text:a></text:p>
          </table:table-cell>
          <table:table-cell table:style-name="ce24" office:value-type="string" calcext:value-type="string">
            <text:p>41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<text:a xlink:href="https://leetcode.com/problems/roman-to-integer" xlink:type="simple">Roman to Integer</text:a></text:p>
          </table:table-cell>
          <table:table-cell table:style-name="ce24" office:value-type="string" calcext:value-type="string">
            <text:p>57.9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30" calcext:value-type="float">
            <text:p>430</text:p>
          </table:table-cell>
          <table:table-cell table:style-name="ce17" office:value-type="string" calcext:value-type="string">
            <text:p><text:a xlink:href="https://leetcode.com/problems/flatten-a-multilevel-doubly-linked-list" xlink:type="simple">Flatten a Multilevel Doubly Linked List</text:a></text:p>
          </table:table-cell>
          <table:table-cell table:style-name="ce24" office:value-type="string" calcext:value-type="string">
            <text:p>58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<text:a xlink:href="https://leetcode.com/problems/longest-palindromic-substring" xlink:type="simple">Longest Palindromic Substring</text:a><text:a xlink:href="https://labuladong.github.io/article/?qno=5" xlink:type="simple">题解</text:a></text:p>
          </table:table-cell>
          <table:table-cell table:style-name="ce24" office:value-type="string" calcext:value-type="string">
            <text:p>31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84" calcext:value-type="float">
            <text:p>384</text:p>
          </table:table-cell>
          <table:table-cell table:style-name="ce17" office:value-type="string" calcext:value-type="string">
            <text:p><text:a xlink:href="https://leetcode.com/problems/shuffle-an-array" xlink:type="simple">Shuffle an Array</text:a></text:p>
          </table:table-cell>
          <table:table-cell table:style-name="ce24" office:value-type="string" calcext:value-type="string">
            <text:p>5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02" calcext:value-type="float">
            <text:p>402</text:p>
          </table:table-cell>
          <table:table-cell table:style-name="ce17" office:value-type="string" calcext:value-type="string">
            <text:p><text:a xlink:href="https://leetcode.com/problems/remove-k-digits" xlink:type="simple">Remove K Digits</text:a></text:p>
          </table:table-cell>
          <table:table-cell table:style-name="ce24" office:value-type="string" calcext:value-type="string">
            <text:p>30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721" calcext:value-type="float">
            <text:p>1721</text:p>
          </table:table-cell>
          <table:table-cell table:style-name="ce17" office:value-type="string" calcext:value-type="string">
            <text:p><text:a xlink:href="https://leetcode.com/problems/swapping-nodes-in-a-linked-list" xlink:type="simple">Swapping Nodes in a Linked List</text:a></text:p>
          </table:table-cell>
          <table:table-cell table:style-name="ce24" office:value-type="string" calcext:value-type="string">
            <text:p>68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<text:a xlink:href="https://leetcode.com/problems/minimum-depth-of-binary-tree" xlink:type="simple">Minimum Depth of Binary Tree</text:a><text:a xlink:href="https://labuladong.github.io/article/?qno=111" xlink:type="simple">题解</text:a></text:p>
          </table:table-cell>
          <table:table-cell table:style-name="ce24" office:value-type="string" calcext:value-type="string">
            <text:p>42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89" calcext:value-type="float">
            <text:p>989</text:p>
          </table:table-cell>
          <table:table-cell table:style-name="ce17" office:value-type="string" calcext:value-type="string">
            <text:p><text:a xlink:href="https://leetcode.com/problems/add-to-array-form-of-integer" xlink:type="simple">Add to Array-Form of Integer</text:a></text:p>
          </table:table-cell>
          <table:table-cell table:style-name="ce24" office:value-type="string" calcext:value-type="string">
            <text:p>45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51" calcext:value-type="float">
            <text:p>451</text:p>
          </table:table-cell>
          <table:table-cell table:style-name="ce17" office:value-type="string" calcext:value-type="string">
            <text:p><text:a xlink:href="https://leetcode.com/problems/sort-characters-by-frequency" xlink:type="simple">Sort Characters By Frequency</text:a></text:p>
          </table:table-cell>
          <table:table-cell table:style-name="ce24" office:value-type="string" calcext:value-type="string">
            <text:p>67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10" calcext:value-type="float">
            <text:p>310</text:p>
          </table:table-cell>
          <table:table-cell table:style-name="ce17" office:value-type="string" calcext:value-type="string">
            <text:p><text:a xlink:href="https://leetcode.com/problems/minimum-height-trees" xlink:type="simple">Minimum Height Trees</text:a></text:p>
          </table:table-cell>
          <table:table-cell table:style-name="ce24" office:value-type="string" calcext:value-type="string">
            <text:p>38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207" calcext:value-type="float">
            <text:p>1207</text:p>
          </table:table-cell>
          <table:table-cell table:style-name="ce17" office:value-type="string" calcext:value-type="string">
            <text:p><text:a xlink:href="https://leetcode.com/problems/unique-number-of-occurrences" xlink:type="simple">Unique Number of Occurrences</text:a></text:p>
          </table:table-cell>
          <table:table-cell table:style-name="ce24" office:value-type="string" calcext:value-type="string">
            <text:p>72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68" calcext:value-type="float">
            <text:p>1268</text:p>
          </table:table-cell>
          <table:table-cell table:style-name="ce17" office:value-type="string" calcext:value-type="string">
            <text:p><text:a xlink:href="https://leetcode.com/problems/search-suggestions-system" xlink:type="simple">Search Suggestions System</text:a></text:p>
          </table:table-cell>
          <table:table-cell table:style-name="ce24" office:value-type="string" calcext:value-type="string">
            <text:p>65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17" office:value-type="string" calcext:value-type="string">
            <text:p><text:a xlink:href="https://leetcode.com/problems/find-minimum-in-rotated-sorted-array-ii" xlink:type="simple">Find Minimum in Rotated Sorted Array II</text:a></text:p>
          </table:table-cell>
          <table:table-cell table:style-name="ce24" office:value-type="string" calcext:value-type="string">
            <text:p>43.3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459" calcext:value-type="float">
            <text:p>459</text:p>
          </table:table-cell>
          <table:table-cell table:style-name="ce17" office:value-type="string" calcext:value-type="string">
            <text:p><text:a xlink:href="https://leetcode.com/problems/repeated-substring-pattern" xlink:type="simple">Repeated Substring Pattern</text:a></text:p>
          </table:table-cell>
          <table:table-cell table:style-name="ce24" office:value-type="string" calcext:value-type="string">
            <text:p>43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17" office:value-type="string" calcext:value-type="string">
            <text:p><text:a xlink:href="https://leetcode.com/problems/invert-binary-tree" xlink:type="simple">Invert Binary Tree</text:a><text:a xlink:href="https://labuladong.github.io/article/?qno=226" xlink:type="simple">题解</text:a></text:p>
          </table:table-cell>
          <table:table-cell table:style-name="ce24" office:value-type="string" calcext:value-type="string">
            <text:p>71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17" office:value-type="string" calcext:value-type="string">
            <text:p><text:a xlink:href="https://leetcode.com/problems/reverse-words-in-a-string" xlink:type="simple">Reverse Words in a String</text:a></text:p>
          </table:table-cell>
          <table:table-cell table:style-name="ce24" office:value-type="string" calcext:value-type="string">
            <text:p>2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17" office:value-type="string" calcext:value-type="string">
            <text:p><text:a xlink:href="https://leetcode.com/problems/search-a-2d-matrix-ii" xlink:type="simple">Search a 2D Matrix II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<text:a xlink:href="https://leetcode.com/problems/binary-tree-level-order-traversal" xlink:type="simple">Binary Tree Level Order Traversal</text:a><text:a xlink:href="https://leetcode.com/problems/binary-tree-level-order-traversal?show=1" xlink:type="simple">思路</text:a></text:p>
          </table:table-cell>
          <table:table-cell table:style-name="ce24" office:value-type="string" calcext:value-type="string">
            <text:p>60.7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97" calcext:value-type="float">
            <text:p>297</text:p>
          </table:table-cell>
          <table:table-cell table:style-name="ce17" office:value-type="string" calcext:value-type="string">
            <text:p><text:a xlink:href="https://leetcode.com/problems/serialize-and-deserialize-binary-tree" xlink:type="simple">Serialize and Deserialize Binary Tree</text:a><text:a xlink:href="https://labuladong.github.io/article/?qno=297" xlink:type="simple">题解</text:a></text:p>
          </table:table-cell>
          <table:table-cell table:style-name="ce24" office:value-type="string" calcext:value-type="string">
            <text:p>53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1351" calcext:value-type="float">
            <text:p>1351</text:p>
          </table:table-cell>
          <table:table-cell table:style-name="ce17" office:value-type="string" calcext:value-type="string">
            <text:p><text:a xlink:href="https://leetcode.com/problems/count-negative-numbers-in-a-sorted-matrix" xlink:type="simple">Count Negative Numbers in a Sorted Matrix</text:a></text:p>
          </table:table-cell>
          <table:table-cell table:style-name="ce24" office:value-type="string" calcext:value-type="string">
            <text:p>75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<text:a xlink:href="https://leetcode.com/problems/valid-sudoku" xlink:type="simple">Valid Sudoku</text:a></text:p>
          </table:table-cell>
          <table:table-cell table:style-name="ce24" office:value-type="string" calcext:value-type="string">
            <text:p>54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77" calcext:value-type="float">
            <text:p>377</text:p>
          </table:table-cell>
          <table:table-cell table:style-name="ce17" office:value-type="string" calcext:value-type="string">
            <text:p><text:a xlink:href="https://leetcode.com/problems/combination-sum-iv" xlink:type="simple">Combination Sum IV</text:a></text:p>
          </table:table-cell>
          <table:table-cell table:style-name="ce24" office:value-type="string" calcext:value-type="string">
            <text:p>49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9" calcext:value-type="float">
            <text:p>2089</text:p>
          </table:table-cell>
          <table:table-cell table:style-name="ce17" office:value-type="string" calcext:value-type="string">
            <text:p><text:a xlink:href="https://leetcode.com/problems/find-target-indices-after-sorting-array" xlink:type="simple">Find Target Indices After Sorting Array</text:a></text:p>
          </table:table-cell>
          <table:table-cell table:style-name="ce24" office:value-type="string" calcext:value-type="string">
            <text:p>7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48" calcext:value-type="float">
            <text:p>1048</text:p>
          </table:table-cell>
          <table:table-cell table:style-name="ce17" office:value-type="string" calcext:value-type="string">
            <text:p><text:a xlink:href="https://leetcode.com/problems/longest-string-chain" xlink:type="simple">Longest String Chain</text:a></text:p>
          </table:table-cell>
          <table:table-cell table:style-name="ce24" office:value-type="string" calcext:value-type="string">
            <text:p>57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<text:a xlink:href="https://leetcode.com/problems/remove-duplicates-from-sorted-array-ii" xlink:type="simple">Remove Duplicates from Sorted Array II</text:a></text:p>
          </table:table-cell>
          <table:table-cell table:style-name="ce24" office:value-type="string" calcext:value-type="string">
            <text:p>50.4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17" office:value-type="string" calcext:value-type="string">
            <text:p><text:a xlink:href="https://leetcode.com/problems/min-stack" xlink:type="simple">Min Stack</text:a></text:p>
          </table:table-cell>
          <table:table-cell table:style-name="ce24" office:value-type="string" calcext:value-type="string">
            <text:p>50.0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44" calcext:value-type="float">
            <text:p>844</text:p>
          </table:table-cell>
          <table:table-cell table:style-name="ce17" office:value-type="string" calcext:value-type="string">
            <text:p><text:a xlink:href="https://leetcode.com/problems/backspace-string-compare" xlink:type="simple">Backspace String Compare</text:a></text:p>
          </table:table-cell>
          <table:table-cell table:style-name="ce24" office:value-type="string" calcext:value-type="string">
            <text:p>47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617" calcext:value-type="float">
            <text:p>617</text:p>
          </table:table-cell>
          <table:table-cell table:style-name="ce17" office:value-type="string" calcext:value-type="string">
            <text:p><text:a xlink:href="https://leetcode.com/problems/merge-two-binary-trees" xlink:type="simple">Merge Two Binary Trees</text:a><text:a xlink:href="https://leetcode.com/problems/merge-two-binary-trees?show=1" xlink:type="simple">思路</text:a></text:p>
          </table:table-cell>
          <table:table-cell table:style-name="ce24" office:value-type="string" calcext:value-type="string">
            <text:p>77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96" calcext:value-type="float">
            <text:p>2096</text:p>
          </table:table-cell>
          <table:table-cell table:style-name="ce17" office:value-type="string" calcext:value-type="string">
            <text:p><text:a xlink:href="https://leetcode.com/problems/step-by-step-directions-from-a-binary-tree-node-to-another" xlink:type="simple">Step-By-Step Directions From a Binary Tree Node to Another</text:a><text:a xlink:href="https://leetcode.com/problems/step-by-step-directions-from-a-binary-tree-node-to-another?show=1" xlink:type="simple">思路</text:a></text:p>
          </table:table-cell>
          <table:table-cell table:style-name="ce24" office:value-type="string" calcext:value-type="string">
            <text:p>48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87" calcext:value-type="float">
            <text:p>287</text:p>
          </table:table-cell>
          <table:table-cell table:style-name="ce17" office:value-type="string" calcext:value-type="string">
            <text:p><text:a xlink:href="https://leetcode.com/problems/find-the-duplicate-number" xlink:type="simple">Find the Duplicate Number</text:a></text:p>
          </table:table-cell>
          <table:table-cell table:style-name="ce24" office:value-type="string" calcext:value-type="string">
            <text:p>58.8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<text:a xlink:href="https://leetcode.com/problems/decode-ways" xlink:type="simple">Decode Ways</text:a><text:a xlink:href="https://leetcode.com/problems/decode-ways?show=1" xlink:type="simple">思路</text:a></text:p>
          </table:table-cell>
          <table:table-cell table:style-name="ce24" office:value-type="string" calcext:value-type="string">
            <text:p>30.1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17" office:value-type="string" calcext:value-type="string">
            <text:p><text:a xlink:href="https://leetcode.com/problems/meeting-rooms" xlink:type="simple">Meeting Rooms</text:a></text:p>
          </table:table-cell>
          <table:table-cell table:style-name="ce24" office:value-type="string" calcext:value-type="string">
            <text:p>56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50" calcext:value-type="float">
            <text:p>350</text:p>
          </table:table-cell>
          <table:table-cell table:style-name="ce17" office:value-type="string" calcext:value-type="string">
            <text:p><text:a xlink:href="https://leetcode.com/problems/intersection-of-two-arrays-ii" xlink:type="simple">Intersection of Two Arrays II</text:a></text:p>
          </table:table-cell>
          <table:table-cell table:style-name="ce24" office:value-type="string" calcext:value-type="string">
            <text:p>54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412" calcext:value-type="float">
            <text:p>412</text:p>
          </table:table-cell>
          <table:table-cell table:style-name="ce17" office:value-type="string" calcext:value-type="string">
            <text:p><text:a xlink:href="https://leetcode.com/problems/fizz-buzz" xlink:type="simple">Fizz Buzz</text:a></text:p>
          </table:table-cell>
          <table:table-cell table:style-name="ce24" office:value-type="string" calcext:value-type="string">
            <text:p>66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<text:a xlink:href="https://leetcode.com/problems/convert-sorted-array-to-binary-search-tree" xlink:type="simple">Convert Sorted Array to Binary Search Tree</text:a><text:a xlink:href="https://leetcode.com/problems/convert-sorted-array-to-binary-search-tree?show=1" xlink:type="simple">思路</text:a></text:p>
          </table:table-cell>
          <table:table-cell table:style-name="ce24" office:value-type="string" calcext:value-type="string">
            <text:p>65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<text:a xlink:href="https://leetcode.com/problems/palindrome-number" xlink:type="simple">Palindrome Number</text:a></text:p>
          </table:table-cell>
          <table:table-cell table:style-name="ce24" office:value-type="string" calcext:value-type="string">
            <text:p>52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03" calcext:value-type="float">
            <text:p>303</text:p>
          </table:table-cell>
          <table:table-cell table:style-name="ce17" office:value-type="string" calcext:value-type="string">
            <text:p><text:a xlink:href="https://leetcode.com/problems/range-sum-query-immutable" xlink:type="simple">Range Sum Query - Immutable</text:a><text:a xlink:href="https://labuladong.github.io/article/?qno=303" xlink:type="simple">题解</text:a></text:p>
          </table:table-cell>
          <table:table-cell table:style-name="ce24" office:value-type="string" calcext:value-type="string">
            <text:p>55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<text:a xlink:href="https://leetcode.com/problems/sudoku-solver" xlink:type="simple">Sudoku Solver</text:a><text:a xlink:href="https://labuladong.github.io/article/?qno=37" xlink:type="simple">题解</text:a></text:p>
          </table:table-cell>
          <table:table-cell table:style-name="ce24" office:value-type="string" calcext:value-type="string">
            <text:p>53.7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<text:a xlink:href="https://leetcode.com/problems/search-in-rotated-sorted-array-ii" xlink:type="simple">Search in Rotated Sorted Array II</text:a></text:p>
          </table:table-cell>
          <table:table-cell table:style-name="ce24" office:value-type="string" calcext:value-type="string">
            <text:p>35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<text:a xlink:href="https://leetcode.com/problems/jump-game-ii" xlink:type="simple">Jump Game II</text:a><text:a xlink:href="https://labuladong.github.io/article/?qno=45" xlink:type="simple">题解</text:a></text:p>
          </table:table-cell>
          <table:table-cell table:style-name="ce24" office:value-type="string" calcext:value-type="string">
            <text:p>3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653" calcext:value-type="float">
            <text:p>653</text:p>
          </table:table-cell>
          <table:table-cell table:style-name="ce17" office:value-type="string" calcext:value-type="string">
            <text:p><text:a xlink:href="https://leetcode.com/problems/two-sum-iv-input-is-a-bst" xlink:type="simple">Two Sum IV - Input is a BST</text:a><text:a xlink:href="https://leetcode.com/problems/two-sum-iv-input-is-a-bst?show=1" xlink:type="simple">思路</text:a></text:p>
          </table:table-cell>
          <table:table-cell table:style-name="ce24" office:value-type="string" calcext:value-type="string">
            <text:p>58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17" office:value-type="string" calcext:value-type="string">
            <text:p><text:a xlink:href="https://leetcode.com/problems/palindrome-partitioning" xlink:type="simple">Palindrome Partitioning</text:a></text:p>
          </table:table-cell>
          <table:table-cell table:style-name="ce24" office:value-type="string" calcext:value-type="string">
            <text:p>59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<text:a xlink:href="https://leetcode.com/problems/wildcard-matching" xlink:type="simple">Wildcard Matching</text:a><text:a xlink:href="https://leetcode.com/problems/wildcard-matching?show=1" xlink:type="simple">思路</text:a></text:p>
          </table:table-cell>
          <table:table-cell table:style-name="ce24" office:value-type="string" calcext:value-type="string">
            <text:p>26.5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905" calcext:value-type="float">
            <text:p>905</text:p>
          </table:table-cell>
          <table:table-cell table:style-name="ce17" office:value-type="string" calcext:value-type="string">
            <text:p><text:a xlink:href="https://leetcode.com/problems/sort-array-by-parity" xlink:type="simple">Sort Array By Parity</text:a></text:p>
          </table:table-cell>
          <table:table-cell table:style-name="ce24" office:value-type="string" calcext:value-type="string">
            <text:p>74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57" calcext:value-type="float">
            <text:p>257</text:p>
          </table:table-cell>
          <table:table-cell table:style-name="ce17" office:value-type="string" calcext:value-type="string">
            <text:p><text:a xlink:href="https://leetcode.com/problems/binary-tree-paths" xlink:type="simple">Binary Tree Paths</text:a><text:a xlink:href="https://leetcode.com/problems/binary-tree-paths?show=1" xlink:type="simple">思路</text:a></text:p>
          </table:table-cell>
          <table:table-cell table:style-name="ce24" office:value-type="string" calcext:value-type="string">
            <text:p>58.4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17" office:value-type="string" calcext:value-type="string">
            <text:p><text:a xlink:href="https://leetcode.com/problems/rotate-array" xlink:type="simple">Rotate Array</text:a></text:p>
          </table:table-cell>
          <table:table-cell table:style-name="ce24" office:value-type="string" calcext:value-type="string">
            <text:p>38.5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17" office:value-type="string" calcext:value-type="string">
            <text:p><text:a xlink:href="https://leetcode.com/problems/happy-number" xlink:type="simple">Happy Number</text:a></text:p>
          </table:table-cell>
          <table:table-cell table:style-name="ce24" office:value-type="string" calcext:value-type="string">
            <text:p>53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17" office:value-type="string" calcext:value-type="string">
            <text:p><text:a xlink:href="https://leetcode.com/problems/single-number" xlink:type="simple">Single Number</text:a><text:a xlink:href="https://labuladong.github.io/article/?qno=136" xlink:type="simple">题解</text:a></text:p>
          </table:table-cell>
          <table:table-cell table:style-name="ce24" office:value-type="string" calcext:value-type="string">
            <text:p>69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17" office:value-type="string" calcext:value-type="string">
            <text:p><text:a xlink:href="https://leetcode.com/problems/reverse-linked-list" xlink:type="simple">Reverse Linked List</text:a><text:a xlink:href="https://labuladong.github.io/article/?qno=206" xlink:type="simple">题解</text:a></text:p>
          </table:table-cell>
          <table:table-cell table:style-name="ce24" office:value-type="string" calcext:value-type="string">
            <text:p>70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<text:a xlink:href="https://leetcode.com/problems/edit-distance" xlink:type="simple">Edit Distance</text:a><text:a xlink:href="https://labuladong.github.io/article/?qno=72" xlink:type="simple">题解</text:a></text:p>
          </table:table-cell>
          <table:table-cell table:style-name="ce24" office:value-type="string" calcext:value-type="string">
            <text:p>50.6%</text:p>
          </table:table-cell>
          <table:table-cell table:style-name="ce17" office:value-type="string" calcext:value-type="string">
            <text:p>Hard</text:p>
          </table:table-cell>
          <table:table-cell table:number-columns-repeated="1020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<text:a xlink:href="https://leetcode.com/problems/remove-duplicates-from-sorted-list-ii" xlink:type="simple">Remove Duplicates from Sorted List II</text:a></text:p>
          </table:table-cell>
          <table:table-cell table:style-name="ce24" office:value-type="string" calcext:value-type="string">
            <text:p>44.2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17" office:value-type="string" calcext:value-type="string">
            <text:p><text:a xlink:href="https://leetcode.com/problems/number-of-1-bits" xlink:type="simple">Number of 1 Bits</text:a><text:a xlink:href="https://labuladong.github.io/article/?qno=191" xlink:type="simple">题解</text:a></text:p>
          </table:table-cell>
          <table:table-cell table:style-name="ce24" office:value-type="string" calcext:value-type="string">
            <text:p>60.2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17" office:value-type="string" calcext:value-type="string">
            <text:p><text:a xlink:href="https://leetcode.com/problems/majority-element" xlink:type="simple">Majority Element</text:a></text:p>
          </table:table-cell>
          <table:table-cell table:style-name="ce24" office:value-type="string" calcext:value-type="string">
            <text:p>62.8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17" office:value-type="string" calcext:value-type="string">
            <text:p><text:a xlink:href="https://leetcode.com/problems/reverse-bits" xlink:type="simple">Reverse Bits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509" calcext:value-type="float">
            <text:p>509</text:p>
          </table:table-cell>
          <table:table-cell table:style-name="ce17" office:value-type="string" calcext:value-type="string">
            <text:p><text:a xlink:href="https://leetcode.com/problems/fibonacci-number" xlink:type="simple">Fibonacci Number</text:a><text:a xlink:href="https://labuladong.github.io/article/?qno=509" xlink:type="simple">题解</text:a></text:p>
          </table:table-cell>
          <table:table-cell table:style-name="ce24" office:value-type="string" calcext:value-type="string">
            <text:p>68.1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17" office:value-type="string" calcext:value-type="string">
            <text:p><text:a xlink:href="https://leetcode.com/problems/reorder-list" xlink:type="simple">Reorder List</text:a></text:p>
          </table:table-cell>
          <table:table-cell table:style-name="ce24" office:value-type="string" calcext:value-type="string">
            <text:p>47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17" office:value-type="string" calcext:value-type="string">
            <text:p><text:a xlink:href="https://leetcode.com/problems/implement-trie-prefix-tree" xlink:type="simple">Implement Trie (Prefix Tree)</text:a><text:a xlink:href="https://labuladong.github.io/article/?qno=208" xlink:type="simple">题解</text:a></text:p>
          </table:table-cell>
          <table:table-cell table:style-name="ce24" office:value-type="string" calcext:value-type="string">
            <text:p>57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17" office:value-type="string" calcext:value-type="string">
            <text:p><text:a xlink:href="https://leetcode.com/problems/house-robber" xlink:type="simple">House Robber</text:a><text:a xlink:href="https://labuladong.github.io/article/?qno=198" xlink:type="simple">题解</text:a></text:p>
          </table:table-cell>
          <table:table-cell table:style-name="ce24" office:value-type="string" calcext:value-type="string">
            <text:p>47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<text:a xlink:href="https://leetcode.com/problems/evaluate-reverse-polish-notation" xlink:type="simple">Evaluate Reverse Polish Notation</text:a></text:p>
          </table:table-cell>
          <table:table-cell table:style-name="ce24" office:value-type="string" calcext:value-type="string">
            <text:p>42.3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<text:a xlink:href="https://leetcode.com/problems/reverse-integer" xlink:type="simple">Reverse Integer</text:a></text:p>
          </table:table-cell>
          <table:table-cell table:style-name="ce24" office:value-type="string" calcext:value-type="string">
            <text:p>26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567" calcext:value-type="float">
            <text:p>567</text:p>
          </table:table-cell>
          <table:table-cell table:style-name="ce17" office:value-type="string" calcext:value-type="string">
            <text:p><text:a xlink:href="https://leetcode.com/problems/permutation-in-string" xlink:type="simple">Permutation in String</text:a><text:a xlink:href="https://labuladong.github.io/article/?qno=567" xlink:type="simple">题解</text:a></text:p>
          </table:table-cell>
          <table:table-cell table:style-name="ce24" office:value-type="string" calcext:value-type="string">
            <text:p>44.9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17" office:value-type="string" calcext:value-type="string">
            <text:p><text:a xlink:href="https://leetcode.com/problems/contains-duplicate" xlink:type="simple">Contains Duplicate</text:a></text:p>
          </table:table-cell>
          <table:table-cell table:style-name="ce24" office:value-type="string" calcext:value-type="string">
            <text:p>60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17" office:value-type="string" calcext:value-type="string">
            <text:p><text:a xlink:href="https://leetcode.com/problems/intersection-of-two-linked-lists" xlink:type="simple">Intersection of Two Linked Lists</text:a><text:a xlink:href="https://labuladong.github.io/article/?qno=160" xlink:type="simple">题解</text:a></text:p>
          </table:table-cell>
          <table:table-cell table:style-name="ce24" office:value-type="string" calcext:value-type="string">
            <text:p>49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<text:a xlink:href="https://leetcode.com/problems/balanced-binary-tree" xlink:type="simple">Balanced Binary Tree</text:a><text:a xlink:href="https://leetcode.com/problems/balanced-binary-tree?show=1" xlink:type="simple">思路</text:a></text:p>
          </table:table-cell>
          <table:table-cell table:style-name="ce24" office:value-type="string" calcext:value-type="string">
            <text:p>46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44" calcext:value-type="float">
            <text:p>344</text:p>
          </table:table-cell>
          <table:table-cell table:style-name="ce17" office:value-type="string" calcext:value-type="string">
            <text:p><text:a xlink:href="https://leetcode.com/problems/reverse-string" xlink:type="simple">Reverse String</text:a><text:a xlink:href="https://labuladong.github.io/article/?qno=344" xlink:type="simple">题解</text:a></text:p>
          </table:table-cell>
          <table:table-cell table:style-name="ce24" office:value-type="string" calcext:value-type="string">
            <text:p>74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17" office:value-type="string" calcext:value-type="string">
            <text:p><text:a xlink:href="https://leetcode.com/problems/longest-consecutive-sequence" xlink:type="simple">Longest Consecutive Sequence</text:a></text:p>
          </table:table-cell>
          <table:table-cell table:style-name="ce24" office:value-type="string" calcext:value-type="string">
            <text:p>48.6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322" calcext:value-type="float">
            <text:p>322</text:p>
          </table:table-cell>
          <table:table-cell table:style-name="ce17" office:value-type="string" calcext:value-type="string">
            <text:p><text:a xlink:href="https://leetcode.com/problems/coin-change" xlink:type="simple">Coin Change</text:a><text:a xlink:href="https://labuladong.github.io/article/?qno=322" xlink:type="simple">题解</text:a></text:p>
          </table:table-cell>
          <table:table-cell table:style-name="ce24" office:value-type="string" calcext:value-type="string">
            <text:p>40.0%</text:p>
          </table:table-cell>
          <table:table-cell table:style-name="ce17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table:style-name="ce17" office:value-type="float" office:value="704" calcext:value-type="float">
            <text:p>704</text:p>
          </table:table-cell>
          <table:table-cell table:style-name="ce17" office:value-type="string" calcext:value-type="string">
            <text:p><text:a xlink:href="https://leetcode.com/problems/binary-search" xlink:type="simple">Binary Search</text:a><text:a xlink:href="https://labuladong.github.io/article/?qno=704" xlink:type="simple">题解</text:a></text:p>
          </table:table-cell>
          <table:table-cell table:style-name="ce24" office:value-type="string" calcext:value-type="string">
            <text:p>55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<text:a xlink:href="https://leetcode.com/problems/implement-strstr" xlink:type="simple">Implement strStr()</text:a><text:a xlink:href="https://labuladong.github.io/article/?qno=28" xlink:type="simple">题解</text:a></text:p>
          </table:table-cell>
          <table:table-cell table:style-name="ce24" office:value-type="string" calcext:value-type="string">
            <text:p>35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876" calcext:value-type="float">
            <text:p>876</text:p>
          </table:table-cell>
          <table:table-cell table:style-name="ce17" office:value-type="string" calcext:value-type="string">
            <text:p><text:a xlink:href="https://leetcode.com/problems/middle-of-the-linked-list" xlink:type="simple">Middle of the Linked List</text:a><text:a xlink:href="https://labuladong.github.io/article/?qno=876" xlink:type="simple">题解</text:a></text:p>
          </table:table-cell>
          <table:table-cell table:style-name="ce24" office:value-type="string" calcext:value-type="string">
            <text:p>72.5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<text:a xlink:href="https://leetcode.com/problems/search-insert-position" xlink:type="simple">Search Insert Position</text:a><text:a xlink:href="https://leetcode.com/problems/search-insert-position?show=1" xlink:type="simple">思路</text:a></text:p>
          </table:table-cell>
          <table:table-cell table:style-name="ce24" office:value-type="string" calcext:value-type="string">
            <text:p>42.3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>
          <table:table-cell table:style-name="ce17" office:value-type="float" office:value="703" calcext:value-type="float">
            <text:p>703</text:p>
          </table:table-cell>
          <table:table-cell table:style-name="ce17" office:value-type="string" calcext:value-type="string">
            <text:p><text:a xlink:href="https://leetcode.com/problems/kth-largest-element-in-a-stream" xlink:type="simple">Kth Largest Element in a Stream</text:a><text:a xlink:href="https://leetcode.com/problems/kth-largest-element-in-a-stream?show=1" xlink:type="simple">思路</text:a></text:p>
          </table:table-cell>
          <table:table-cell table:style-name="ce24" office:value-type="string" calcext:value-type="string">
            <text:p>54.7%</text:p>
          </table:table-cell>
          <table:table-cell table:style-name="ce17" office:value-type="string" calcext:value-type="string">
            <text:p>Easy</text:p>
          </table:table-cell>
          <table:table-cell table:number-columns-repeated="1020"/>
        </table:table-row>
        <table:table-row table:style-name="ro1" table:number-rows-repeated="10481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47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9:54:57.540178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13T01:35:16.700926342</dc:date>
    <meta:editing-duration>P1DT23H53M56S</meta:editing-duration>
    <meta:editing-cycles>197</meta:editing-cycles>
    <meta:document-statistic meta:table-count="3" meta:cell-count="2099" meta:object-count="0"/>
  </office:meta>
</office:document-meta>
</file>